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6333333333333cm"/>
    </style:style>
    <style:style style:name="co3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ult" table:style-name="ta1">
        <table:table-column table:style-name="co1" table:number-columns-repeated="15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67" table:default-cell-style-name="ce2"/>
        <table:table-row table:style-name="ro1">
          <table:table-cell table:number-columns-repeated="8" table:style-name="ce2"/>
          <table:table-cell office:value-type="string" table:style-name="ce2">
            <text:p>Best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.3E-2" table:style-name="ce2">
            <text:p>0.02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6E-2" table:style-name="ce2">
            <text:p>0.01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2999999999999999E-2" table:style-name="ce2">
            <text:p>0.013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000000000000001E-2" table:style-name="ce2">
            <text:p>0.01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1.72E-2" table:formula="of:=SUM([.E3];[.B3];[.H3];[.K3];[.N3])/COUNT([.N3];[.K3];[.H3];[.E3];[.B3])" table:style-name="ce2">
            <text:p>0.0172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7.9000000000000001E-2" table:style-name="ce2">
            <text:p>0.079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0.28399999999999997" table:style-name="ce2">
            <text:p>0.284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0.217" table:style-name="ce2">
            <text:p>0.217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0.155" table:style-name="ce2">
            <text:p>0.155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0.17660000000000001" table:formula="of:=SUM([.E4];[.B4];[.H4];[.K4];[.N4])/COUNT([.N4];[.K4];[.H4];[.E4];[.B4])" table:style-name="ce2">
            <text:p>0.1766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.5999999999999997E-2" table:style-name="ce2">
            <text:p>0.03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9E-2" table:style-name="ce2">
            <text:p>0.039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3E-2" table:style-name="ce2">
            <text:p>0.02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2.1999999999999999E-2" table:style-name="ce2">
            <text:p>0.022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3000000000000002E-2" table:style-name="ce2">
            <text:p>0.0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3.0599999999999999E-2" table:formula="of:=SUM([.E5];[.B5];[.H5];[.K5];[.N5])/COUNT([.N5];[.K5];[.H5];[.E5];[.B5])" table:style-name="ce2">
            <text:p>0.0306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7.8E-2" table:style-name="ce2">
            <text:p>0.07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0.10100000000000001" table:style-name="ce2">
            <text:p>0.10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7.0999999999999994E-2" table:style-name="ce2">
            <text:p>0.071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9.4E-2" table:style-name="ce2">
            <text:p>0.094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6.8000000000000005E-2" table:style-name="ce2">
            <text:p>0.068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float" office:value="8.2400000000000001E-2" table:formula="of:=SUM([.E6];[.B6];[.H6];[.K6];[.N6])/COUNT([.N6];[.K6];[.H6];[.E6];[.B6])" table:style-name="ce2">
            <text:p>0.0824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0499999999999999" table:style-name="ce2">
            <text:p>0.205</text:p>
          </table:table-cell>
          <table:table-cell office:value-type="float" office:value="30" table:style-name="ce2">
            <text:p>30</text:p>
          </table:table-cell>
          <table:table-cell office:value-type="float" office:value="5" table:style-name="ce2">
            <text:p>5</text:p>
          </table:table-cell>
          <table:table-cell office:value-type="float" office:value="0.67400000000000004" table:style-name="ce2">
            <text:p>0.674</text:p>
          </table:table-cell>
          <table:table-cell office:value-type="float" office:value="41" table:style-name="ce2">
            <text:p>41</text:p>
          </table:table-cell>
          <table:table-cell office:value-type="float" office:value="5" table:style-name="ce2">
            <text:p>5</text:p>
          </table:table-cell>
          <table:table-cell office:value-type="float" office:value="0.28899999999999998" table:style-name="ce2">
            <text:p>0.289</text:p>
          </table:table-cell>
          <table:table-cell office:value-type="float" office:value="33" table:style-name="ce2">
            <text:p>33</text:p>
          </table:table-cell>
          <table:table-cell office:value-type="float" office:value="5" table:style-name="ce2">
            <text:p>5</text:p>
          </table:table-cell>
          <table:table-cell office:value-type="float" office:value="0.193" table:style-name="ce2">
            <text:p>0.193</text:p>
          </table:table-cell>
          <table:table-cell office:value-type="float" office:value="29" table:style-name="ce2">
            <text:p>29</text:p>
          </table:table-cell>
          <table:table-cell office:value-type="float" office:value="5" table:style-name="ce2">
            <text:p>5</text:p>
          </table:table-cell>
          <table:table-cell office:value-type="float" office:value="0.25800000000000001" table:style-name="ce2">
            <text:p>0.258</text:p>
          </table:table-cell>
          <table:table-cell office:value-type="float" office:value="34" table:style-name="ce2">
            <text:p>34</text:p>
          </table:table-cell>
          <table:table-cell office:value-type="float" office:value="5" table:style-name="ce2">
            <text:p>5</text:p>
          </table:table-cell>
          <table:table-cell office:value-type="float" office:value="0.32379999999999998" table:formula="of:=SUM([.E7];[.B7];[.H7];[.K7];[.N7])/COUNT([.N7];[.K7];[.H7];[.E7];[.B7])" table:style-name="ce2">
            <text:p>0.3238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38200000000000001" table:style-name="ce2">
            <text:p>0.382</text:p>
          </table:table-cell>
          <table:table-cell office:value-type="float" office:value="40" table:style-name="ce2">
            <text:p>40</text:p>
          </table:table-cell>
          <table:table-cell office:value-type="float" office:value="6" table:style-name="ce2">
            <text:p>6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30" table:style-name="ce2">
            <text:p>30</text:p>
          </table:table-cell>
          <table:table-cell office:value-type="float" office:value="6" table:style-name="ce2">
            <text:p>6</text:p>
          </table:table-cell>
          <table:table-cell office:value-type="float" office:value="0.11" table:style-name="ce2">
            <text:p>0.11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float" office:value="0.26300000000000001" table:style-name="ce2">
            <text:p>0.263</text:p>
          </table:table-cell>
          <table:table-cell office:value-type="float" office:value="42" table:style-name="ce2">
            <text:p>42</text:p>
          </table:table-cell>
          <table:table-cell office:value-type="float" office:value="6" table:style-name="ce2">
            <text:p>6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24" table:style-name="ce2">
            <text:p>24</text:p>
          </table:table-cell>
          <table:table-cell office:value-type="float" office:value="6" table:style-name="ce2">
            <text:p>6</text:p>
          </table:table-cell>
          <table:table-cell office:value-type="float" office:value="0.30100000000000005" table:formula="of:=SUM([.E8];[.B8];[.H8];[.K8];[.N8])/COUNT([.N8];[.K8];[.H8];[.E8];[.B8])" table:style-name="ce2">
            <text:p>0.301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20899999999999999" table:style-name="ce2">
            <text:p>0.209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26100000000000001" table:style-name="ce2">
            <text:p>0.261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55" table:style-name="ce2">
            <text:p>0.255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13800000000000001" table:style-name="ce2">
            <text:p>0.13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158" table:style-name="ce2">
            <text:p>0.158</text:p>
          </table:table-cell>
          <table:table-cell office:value-type="float" office:value="26" table:style-name="ce2">
            <text:p>26</text:p>
          </table:table-cell>
          <table:table-cell office:value-type="float" office:value="7" table:style-name="ce2">
            <text:p>7</text:p>
          </table:table-cell>
          <table:table-cell office:value-type="float" office:value="0.20419999999999999" table:formula="of:=SUM([.E9];[.B9];[.H9];[.K9];[.N9])/COUNT([.N9];[.K9];[.H9];[.E9];[.B9])" table:style-name="ce2">
            <text:p>0.204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112" table:style-name="ce2">
            <text:p>0.112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86" table:style-name="ce2">
            <text:p>0.186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14" table:style-name="ce2">
            <text:p>0.11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04" table:style-name="ce2">
            <text:p>0.104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4799999999999999" table:style-name="ce2">
            <text:p>0.148</text:p>
          </table:table-cell>
          <table:table-cell office:value-type="float" office:value="26" table:style-name="ce2">
            <text:p>26</text:p>
          </table:table-cell>
          <table:table-cell office:value-type="float" office:value="8" table:style-name="ce2">
            <text:p>8</text:p>
          </table:table-cell>
          <table:table-cell office:value-type="float" office:value="0.1328" table:formula="of:=SUM([.E10];[.B10];[.H10];[.K10];[.N10])/COUNT([.N10];[.K10];[.H10];[.E10];[.B10])" table:style-name="ce2">
            <text:p>0.1328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221" table:style-name="ce2">
            <text:p>0.221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57799999999999996" table:style-name="ce2">
            <text:p>0.578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20699999999999999" table:style-name="ce2">
            <text:p>0.207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182" table:style-name="ce2">
            <text:p>0.18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2200000000000001" table:style-name="ce2">
            <text:p>0.322</text:p>
          </table:table-cell>
          <table:table-cell office:value-type="float" office:value="47" table:style-name="ce2">
            <text:p>47</text:p>
          </table:table-cell>
          <table:table-cell office:value-type="float" office:value="9" table:style-name="ce2">
            <text:p>9</text:p>
          </table:table-cell>
          <table:table-cell office:value-type="float" office:value="0.30199999999999999" table:formula="of:=SUM([.E11];[.B11];[.H11];[.K11];[.N11])/COUNT([.N11];[.K11];[.H11];[.E11];[.B11])" table:style-name="ce2">
            <text:p>0.302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126" table:style-name="ce2">
            <text:p>0.12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34300000000000003" table:style-name="ce2">
            <text:p>0.343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3400000000000001" table:style-name="ce2">
            <text:p>0.134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27" table:style-name="ce2">
            <text:p>0.127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7599999999999999" table:style-name="ce2">
            <text:p>0.176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0.18119999999999997" table:formula="of:=SUM([.E12];[.B12];[.H12];[.K12];[.N12])/COUNT([.N12];[.K12];[.H12];[.E12];[.B12])" table:style-name="ce2">
            <text:p>0.1812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188" table:style-name="ce2">
            <text:p>0.18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32600000000000001" table:style-name="ce2">
            <text:p>0.326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4" table:style-name="ce2">
            <text:p>0.2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4000000000000001" table:style-name="ce2">
            <text:p>0.14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182" table:style-name="ce2">
            <text:p>0.182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0.21000000000000002" table:formula="of:=SUM([.E13];[.B13];[.H13];[.K13];[.N13])/COUNT([.N13];[.K13];[.H13];[.E13];[.B13])" table:style-name="ce2">
            <text:p>0.21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.359" table:style-name="ce2">
            <text:p>2.359</text:p>
          </table:table-cell>
          <table:table-cell office:value-type="float" office:value="104" table:style-name="ce2">
            <text:p>104</text:p>
          </table:table-cell>
          <table:table-cell office:value-type="float" office:value="12" table:style-name="ce2">
            <text:p>12</text:p>
          </table:table-cell>
          <table:table-cell office:value-type="float" office:value="5.1440000000000001" table:style-name="ce2">
            <text:p>5.144</text:p>
          </table:table-cell>
          <table:table-cell office:value-type="float" office:value="107" table:style-name="ce2">
            <text:p>107</text:p>
          </table:table-cell>
          <table:table-cell office:value-type="float" office:value="12" table:style-name="ce2">
            <text:p>12</text:p>
          </table:table-cell>
          <table:table-cell office:value-type="float" office:value="2.3010000000000002" table:style-name="ce2">
            <text:p>2.301</text:p>
          </table:table-cell>
          <table:table-cell office:value-type="float" office:value="92" table:style-name="ce2">
            <text:p>92</text:p>
          </table:table-cell>
          <table:table-cell office:value-type="float" office:value="12" table:style-name="ce2">
            <text:p>12</text:p>
          </table:table-cell>
          <table:table-cell office:value-type="float" office:value="2.097" table:style-name="ce2">
            <text:p>2.097</text:p>
          </table:table-cell>
          <table:table-cell office:value-type="float" office:value="84" table:style-name="ce2">
            <text:p>84</text:p>
          </table:table-cell>
          <table:table-cell office:value-type="float" office:value="12" table:style-name="ce2">
            <text:p>12</text:p>
          </table:table-cell>
          <table:table-cell office:value-type="float" office:value="3.0230000000000001" table:style-name="ce2">
            <text:p>3.023</text:p>
          </table:table-cell>
          <table:table-cell office:value-type="float" office:value="86" table:style-name="ce2">
            <text:p>86</text:p>
          </table:table-cell>
          <table:table-cell office:value-type="float" office:value="12" table:style-name="ce2">
            <text:p>12</text:p>
          </table:table-cell>
          <table:table-cell office:value-type="float" office:value="2.9847999999999999" table:formula="of:=SUM([.E14];[.B14];[.H14];[.K14];[.N14])/COUNT([.N14];[.K14];[.H14];[.E14];[.B14])" table:style-name="ce2">
            <text:p>2.9848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0099999999999998" table:style-name="ce2">
            <text:p>2.01</text:p>
          </table:table-cell>
          <table:table-cell office:value-type="float" office:value="47" table:style-name="ce2">
            <text:p>47</text:p>
          </table:table-cell>
          <table:table-cell office:value-type="float" office:value="13" table:style-name="ce2">
            <text:p>13</text:p>
          </table:table-cell>
          <table:table-cell office:value-type="float" office:value="3.4079999999999999" table:style-name="ce2">
            <text:p>3.408</text:p>
          </table:table-cell>
          <table:table-cell office:value-type="float" office:value="91" table:style-name="ce2">
            <text:p>91</text:p>
          </table:table-cell>
          <table:table-cell office:value-type="float" office:value="13" table:style-name="ce2">
            <text:p>13</text:p>
          </table:table-cell>
          <table:table-cell office:value-type="float" office:value="2.5499999999999998" table:style-name="ce2">
            <text:p>2.55</text:p>
          </table:table-cell>
          <table:table-cell office:value-type="float" office:value="57" table:style-name="ce2">
            <text:p>57</text:p>
          </table:table-cell>
          <table:table-cell office:value-type="float" office:value="13" table:style-name="ce2">
            <text:p>13</text:p>
          </table:table-cell>
          <table:table-cell office:value-type="float" office:value="1.9339999999999999" table:style-name="ce2">
            <text:p>1.934</text:p>
          </table:table-cell>
          <table:table-cell office:value-type="float" office:value="49" table:style-name="ce2">
            <text:p>49</text:p>
          </table:table-cell>
          <table:table-cell office:value-type="float" office:value="13" table:style-name="ce2">
            <text:p>13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40" table:style-name="ce2">
            <text:p>40</text:p>
          </table:table-cell>
          <table:table-cell office:value-type="float" office:value="13" table:style-name="ce2">
            <text:p>13</text:p>
          </table:table-cell>
          <table:table-cell office:value-type="float" office:value="2.4241999999999999" table:formula="of:=SUM([.E15];[.B15];[.H15];[.K15];[.N15])/COUNT([.N15];[.K15];[.H15];[.E15];[.B15])" table:style-name="ce2">
            <text:p>2.424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6.245000000000001" table:style-name="ce2">
            <text:p>16.245</text:p>
          </table:table-cell>
          <table:table-cell office:value-type="float" office:value="1109" table:style-name="ce2">
            <text:p>1109</text:p>
          </table:table-cell>
          <table:table-cell office:value-type="float" office:value="14" table:style-name="ce2">
            <text:p>14</text:p>
          </table:table-cell>
          <table:table-cell office:value-type="float" office:value="15.414" table:style-name="ce2">
            <text:p>15.414</text:p>
          </table:table-cell>
          <table:table-cell office:value-type="float" office:value="1010" table:style-name="ce2">
            <text:p>1010</text:p>
          </table:table-cell>
          <table:table-cell office:value-type="float" office:value="14" table:style-name="ce2">
            <text:p>14</text:p>
          </table:table-cell>
          <table:table-cell office:value-type="float" office:value="4.0910000000000002" table:style-name="ce2">
            <text:p>4.091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6.177" table:style-name="ce2">
            <text:p>16.177</text:p>
          </table:table-cell>
          <table:table-cell office:value-type="float" office:value="127" table:style-name="ce2">
            <text:p>127</text:p>
          </table:table-cell>
          <table:table-cell office:value-type="float" office:value="14" table:style-name="ce2">
            <text:p>14</text:p>
          </table:table-cell>
          <table:table-cell office:value-type="float" office:value="29.277999999999999" table:style-name="ce2">
            <text:p>29.278</text:p>
          </table:table-cell>
          <table:table-cell office:value-type="float" office:value="802" table:style-name="ce2">
            <text:p>802</text:p>
          </table:table-cell>
          <table:table-cell office:value-type="float" office:value="14" table:style-name="ce2">
            <text:p>14</text:p>
          </table:table-cell>
          <table:table-cell office:value-type="float" office:value="16.241" table:formula="of:=SUM([.E16];[.B16];[.H16];[.K16];[.N16])/COUNT([.N16];[.K16];[.H16];[.E16];[.B16])" table:style-name="ce2">
            <text:p>16.241</text:p>
          </table:table-cell>
          <table:table-cell table:number-columns-repeated="1636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115" table:style-name="ce2">
            <text:p>1.115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06" table:style-name="ce2">
            <text:p>1.206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077" table:style-name="ce2">
            <text:p>1.077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0.94299999999999995" table:style-name="ce2">
            <text:p>0.943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242" table:style-name="ce2">
            <text:p>1.242</text:p>
          </table:table-cell>
          <table:table-cell office:value-type="float" office:value="55" table:style-name="ce2">
            <text:p>55</text:p>
          </table:table-cell>
          <table:table-cell office:value-type="float" office:value="15" table:style-name="ce2">
            <text:p>15</text:p>
          </table:table-cell>
          <table:table-cell office:value-type="float" office:value="1.1165999999999998" table:formula="of:=SUM([.E17];[.B17];[.H17];[.K17];[.N17])/COUNT([.N17];[.K17];[.H17];[.E17];[.B17])" table:style-name="ce2">
            <text:p>1.1166</text:p>
          </table:table-cell>
          <table:table-cell table:number-columns-repeated="16367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588.933" table:style-name="ce2">
            <text:p>1588.933</text:p>
          </table:table-cell>
          <table:table-cell office:value-type="float" office:value="2945" table:style-name="ce2">
            <text:p>2945</text:p>
          </table:table-cell>
          <table:table-cell office:value-type="float" office:value="16" table:style-name="ce2">
            <text:p>16</text:p>
          </table:table-cell>
          <table:table-cell office:value-type="float" office:value="1146.595" table:style-name="ce2">
            <text:p>1146.595</text:p>
          </table:table-cell>
          <table:table-cell office:value-type="float" office:value="1281" table:style-name="ce2">
            <text:p>128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1197.5989999999999" table:style-name="ce2">
            <text:p>1197.599</text:p>
          </table:table-cell>
          <table:table-cell office:value-type="float" office:value="1044" table:style-name="ce2">
            <text:p>1044</text:p>
          </table:table-cell>
          <table:table-cell office:value-type="float" office:value="16" table:style-name="ce2">
            <text:p>16</text:p>
          </table:table-cell>
          <table:table-cell office:value-type="float" office:value="1457.319" table:style-name="ce2">
            <text:p>1457.319</text:p>
          </table:table-cell>
          <table:table-cell office:value-type="float" office:value="665" table:style-name="ce2">
            <text:p>665</text:p>
          </table:table-cell>
          <table:table-cell office:value-type="float" office:value="16" table:style-name="ce2">
            <text:p>16</text:p>
          </table:table-cell>
          <table:table-cell office:value-type="float" office:value="1347.6115" table:formula="of:=SUM([.E18];[.B18];[.H18];[.K18];[.N18])/COUNT([.N18];[.K18];[.H18];[.E18];[.B18])" table:style-name="ce2">
            <text:p>1347.6115</text:p>
          </table:table-cell>
          <table:table-cell table:number-columns-repeated="16367" table:style-name="ce2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73.361999999999995" table:style-name="ce2">
            <text:p>73.362</text:p>
          </table:table-cell>
          <table:table-cell office:value-type="float" office:value="196" table:style-name="ce2">
            <text:p>196</text:p>
          </table:table-cell>
          <table:table-cell office:value-type="float" office:value="17" table:style-name="ce2">
            <text:p>17</text:p>
          </table:table-cell>
          <table:table-cell office:value-type="float" office:value="118.712" table:style-name="ce2">
            <text:p>118.712</text:p>
          </table:table-cell>
          <table:table-cell office:value-type="float" office:value="218" table:style-name="ce2">
            <text:p>218</text:p>
          </table:table-cell>
          <table:table-cell office:value-type="float" office:value="17" table:style-name="ce2">
            <text:p>17</text:p>
          </table:table-cell>
          <table:table-cell office:value-type="float" office:value="105.31" table:style-name="ce2">
            <text:p>105.31</text:p>
          </table:table-cell>
          <table:table-cell office:value-type="float" office:value="165" table:style-name="ce2">
            <text:p>165</text:p>
          </table:table-cell>
          <table:table-cell office:value-type="float" office:value="17" table:style-name="ce2">
            <text:p>17</text:p>
          </table:table-cell>
          <table:table-cell office:value-type="float" office:value="137.131" table:style-name="ce2">
            <text:p>137.131</text:p>
          </table:table-cell>
          <table:table-cell office:value-type="float" office:value="234" table:style-name="ce2">
            <text:p>234</text:p>
          </table:table-cell>
          <table:table-cell office:value-type="float" office:value="17" table:style-name="ce2">
            <text:p>17</text:p>
          </table:table-cell>
          <table:table-cell office:value-type="float" office:value="177.02099999999999" table:style-name="ce2">
            <text:p>177.021</text:p>
          </table:table-cell>
          <table:table-cell office:value-type="float" office:value="210" table:style-name="ce2">
            <text:p>210</text:p>
          </table:table-cell>
          <table:table-cell office:value-type="float" office:value="17" table:style-name="ce2">
            <text:p>17</text:p>
          </table:table-cell>
          <table:table-cell office:value-type="float" office:value="122.30719999999999" table:formula="of:=SUM([.E19];[.B19];[.H19];[.K19];[.N19])/COUNT([.N19];[.K19];[.H19];[.E19];[.B19])" table:style-name="ce2">
            <text:p>122.3072</text:p>
          </table:table-cell>
          <table:table-cell table:number-columns-repeated="16367" table:style-name="ce2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58.13299999999998" table:style-name="ce2">
            <text:p>258.133</text:p>
          </table:table-cell>
          <table:table-cell office:value-type="float" office:value="197" table:style-name="ce2">
            <text:p>197</text:p>
          </table:table-cell>
          <table:table-cell office:value-type="float" office:value="18" table:style-name="ce2">
            <text:p>18</text:p>
          </table:table-cell>
          <table:table-cell office:value-type="float" office:value="238.7" table:style-name="ce2">
            <text:p>238.7</text:p>
          </table:table-cell>
          <table:table-cell office:value-type="float" office:value="198" table:style-name="ce2">
            <text:p>198</text:p>
          </table:table-cell>
          <table:table-cell office:value-type="float" office:value="18" table:style-name="ce2">
            <text:p>18</text:p>
          </table:table-cell>
          <table:table-cell office:value-type="float" office:value="109.181" table:style-name="ce2">
            <text:p>109.181</text:p>
          </table:table-cell>
          <table:table-cell office:value-type="float" office:value="174" table:style-name="ce2">
            <text:p>174</text:p>
          </table:table-cell>
          <table:table-cell office:value-type="float" office:value="18" table:style-name="ce2">
            <text:p>18</text:p>
          </table:table-cell>
          <table:table-cell office:value-type="float" office:value="247.446" table:style-name="ce2">
            <text:p>247.446</text:p>
          </table:table-cell>
          <table:table-cell office:value-type="float" office:value="228" table:style-name="ce2">
            <text:p>228</text:p>
          </table:table-cell>
          <table:table-cell office:value-type="float" office:value="18" table:style-name="ce2">
            <text:p>18</text:p>
          </table:table-cell>
          <table:table-cell office:value-type="float" office:value="929.77800000000002" table:style-name="ce2">
            <text:p>929.778</text:p>
          </table:table-cell>
          <table:table-cell office:value-type="float" office:value="976" table:style-name="ce2">
            <text:p>976</text:p>
          </table:table-cell>
          <table:table-cell office:value-type="float" office:value="18" table:style-name="ce2">
            <text:p>18</text:p>
          </table:table-cell>
          <table:table-cell office:value-type="float" office:value="356.64760000000001" table:formula="of:=SUM([.E20];[.B20];[.H20];[.K20];[.N20])/COUNT([.N20];[.K20];[.H20];[.E20];[.B20])" table:style-name="ce2">
            <text:p>356.6476</text:p>
          </table:table-cell>
          <table:table-cell table:number-columns-repeated="16367" table:style-name="ce2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08.325" table:style-name="ce2">
            <text:p>1208.325</text:p>
          </table:table-cell>
          <table:table-cell office:value-type="float" office:value="935" table:style-name="ce2">
            <text:p>935</text:p>
          </table:table-cell>
          <table:table-cell office:value-type="float" office:value="19" table:style-name="ce2">
            <text:p>19</text:p>
          </table:table-cell>
          <table:table-cell office:value-type="float" office:value="1125.1400000000001" table:style-name="ce2">
            <text:p>1125.14</text:p>
          </table:table-cell>
          <table:table-cell office:value-type="float" office:value="1195" table:style-name="ce2">
            <text:p>1195</text:p>
          </table:table-cell>
          <table:table-cell office:value-type="float" office:value="19" table:style-name="ce2">
            <text:p>19</text:p>
          </table:table-cell>
          <table:table-cell office:value-type="float" office:value="1363.9169999999999" table:style-name="ce2">
            <text:p>1363.917</text:p>
          </table:table-cell>
          <table:table-cell office:value-type="float" office:value="1298" table:style-name="ce2">
            <text:p>1298</text:p>
          </table:table-cell>
          <table:table-cell office:value-type="float" office:value="19" table:style-name="ce2">
            <text:p>19</text:p>
          </table:table-cell>
          <table:table-cell office:value-type="float" office:value="1612.308" table:style-name="ce2">
            <text:p>1612.308</text:p>
          </table:table-cell>
          <table:table-cell office:value-type="float" office:value="1107" table:style-name="ce2">
            <text:p>1107</text:p>
          </table:table-cell>
          <table:table-cell office:value-type="float" office:value="19" table:style-name="ce2">
            <text:p>19</text:p>
          </table:table-cell>
          <table:table-cell office:value-type="float" office:value="1531.9069999999999" table:style-name="ce2">
            <text:p>1531.907</text:p>
          </table:table-cell>
          <table:table-cell office:value-type="float" office:value="590" table:style-name="ce2">
            <text:p>590</text:p>
          </table:table-cell>
          <table:table-cell office:value-type="float" office:value="19" table:style-name="ce2">
            <text:p>19</text:p>
          </table:table-cell>
          <table:table-cell office:value-type="float" office:value="1368.3194000000001" table:formula="of:=SUM([.E21];[.B21];[.H21];[.K21];[.N21])/COUNT([.N21];[.K21];[.H21];[.E21];[.B21])" table:style-name="ce2">
            <text:p>1368.3194</text:p>
          </table:table-cell>
          <table:table-cell table:number-columns-repeated="16367" table:style-name="ce2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43.0070000000001" table:style-name="ce2">
            <text:p>1343.007</text:p>
          </table:table-cell>
          <table:table-cell office:value-type="float" office:value="237" table:style-name="ce2">
            <text:p>237</text:p>
          </table:table-cell>
          <table:table-cell office:value-type="float" office:value="20" table:style-name="ce2">
            <text:p>20</text:p>
          </table:table-cell>
          <table:table-cell office:value-type="float" office:value="1340.807" table:style-name="ce2">
            <text:p>1340.807</text:p>
          </table:table-cell>
          <table:table-cell office:value-type="float" office:value="296" table:style-name="ce2">
            <text:p>296</text:p>
          </table:table-cell>
          <table:table-cell office:value-type="float" office:value="20" table:style-name="ce2">
            <text:p>20</text:p>
          </table:table-cell>
          <table:table-cell office:value-type="float" office:value="1624.5540000000001" table:style-name="ce2">
            <text:p>1624.554</text:p>
          </table:table-cell>
          <table:table-cell office:value-type="float" office:value="902" table:style-name="ce2">
            <text:p>90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1436.1226666666669" table:formula="of:=SUM([.E22];[.B22];[.H22];[.K22];[.N22])/COUNT([.N22];[.K22];[.H22];[.E22];[.B22])" table:style-name="ce2">
            <text:p>1436.122667</text:p>
          </table:table-cell>
          <table:table-cell table:number-columns-repeated="16367" table:style-name="ce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alpha=0.75</text:p>
          </table:table-cell>
          <table:table-cell table:style-name="ce2"/>
          <table:table-cell office:value-type="string" table:style-name="ce2">
            <text:p>minTemp=0.1</text:p>
          </table:table-cell>
          <table:table-cell table:number-columns-repeated="16373" table:style-name="ce2"/>
        </table:table-row>
        <table:table-row table:style-name="ro1">
          <table:table-cell table:number-columns-repeated="8" table:style-name="ce2"/>
          <table:table-cell office:value-type="string" table:style-name="ce2">
            <text:p>AlphaHeating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9.0999999999999998E-2" table:style-name="ce2">
            <text:p>0.091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0.152" table:style-name="ce2">
            <text:p>0.152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7.0000000000000007E-2" table:style-name="ce2">
            <text:p>0.07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0.1" table:style-name="ce2">
            <text:p>0.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2E-2" table:style-name="ce2">
            <text:p>0.06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9.5000000000000001E-2" table:formula="of:=SUM([.E27];[.B27];[.H27];[.K27];[.N27])/COUNT([.N27];[.K27];[.H27];[.E27];[.B27])" table:style-name="ce2">
            <text:p>0.095</text:p>
          </table:table-cell>
          <table:table-cell office:value-type="float" office:value="9.5000000000000005E-5" table:formula="of:=[.Q27]/1000" table:style-name="ce2">
            <text:p>0.000095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0700000000000001" table:style-name="ce2">
            <text:p>0.507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0.72399999999999998" table:style-name="ce2">
            <text:p>0.724</text:p>
          </table:table-cell>
          <table:table-cell office:value-type="float" office:value="62" table:style-name="ce2">
            <text:p>6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float" office:value="0.77800000000000002" table:style-name="ce2">
            <text:p>0.778</text:p>
          </table:table-cell>
          <table:table-cell office:value-type="float" office:value="92" table:style-name="ce2">
            <text:p>92</text:p>
          </table:table-cell>
          <table:table-cell office:value-type="float" office:value="2" table:style-name="ce2">
            <text:p>2</text:p>
          </table:table-cell>
          <table:table-cell office:value-type="float" office:value="0.66966666666666663" table:formula="of:=SUM([.E28];[.B28];[.H28];[.K28];[.N28])/COUNT([.N28];[.K28];[.H28];[.E28];[.B28])" table:style-name="ce2">
            <text:p>0.669666667</text:p>
          </table:table-cell>
          <table:table-cell office:value-type="float" office:value="6.6966666666666661E-4" table:formula="of:=[.Q28]/1000" table:style-name="ce2">
            <text:p>0.000669667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899999999999999" table:style-name="ce2">
            <text:p>0.299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54800000000000004" table:style-name="ce2">
            <text:p>0.548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39200000000000002" table:style-name="ce2">
            <text:p>0.392</text:p>
          </table:table-cell>
          <table:table-cell office:value-type="float" office:value="41" table:style-name="ce2">
            <text:p>41</text:p>
          </table:table-cell>
          <table:table-cell office:value-type="float" office:value="3" table:style-name="ce2">
            <text:p>3</text:p>
          </table:table-cell>
          <table:table-cell office:value-type="float" office:value="0.23200000000000001" table:style-name="ce2">
            <text:p>0.232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27600000000000002" table:style-name="ce2">
            <text:p>0.276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4939999999999999" table:formula="of:=SUM([.E29];[.B29];[.H29];[.K29];[.N29])/COUNT([.N29];[.K29];[.H29];[.E29];[.B29])" table:style-name="ce2">
            <text:p>0.3494</text:p>
          </table:table-cell>
          <table:table-cell office:value-type="float" office:value="3.4939999999999998E-4" table:formula="of:=[.Q29]/1000" table:style-name="ce2">
            <text:p>0.0003494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58099999999999996" table:style-name="ce2">
            <text:p>0.581</text:p>
          </table:table-cell>
          <table:table-cell office:value-type="float" office:value="65" table:style-name="ce2">
            <text:p>65</text:p>
          </table:table-cell>
          <table:table-cell office:value-type="float" office:value="4" table:style-name="ce2">
            <text:p>4</text:p>
          </table:table-cell>
          <table:table-cell office:value-type="float" office:value="0.45" table:style-name="ce2">
            <text:p>0.45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2.5739999999999998" table:style-name="ce2">
            <text:p>2.574</text:p>
          </table:table-cell>
          <table:table-cell office:value-type="float" office:value="479" table:style-name="ce2">
            <text:p>479</text:p>
          </table:table-cell>
          <table:table-cell office:value-type="float" office:value="4" table:style-name="ce2">
            <text:p>4</text:p>
          </table:table-cell>
          <table:table-cell office:value-type="float" office:value="0.51600000000000001" table:style-name="ce2">
            <text:p>0.516</text:p>
          </table:table-cell>
          <table:table-cell office:value-type="float" office:value="67" table:style-name="ce2">
            <text:p>67</text:p>
          </table:table-cell>
          <table:table-cell office:value-type="float" office:value="4" table:style-name="ce2">
            <text:p>4</text:p>
          </table:table-cell>
          <table:table-cell office:value-type="float" office:value="1.0529999999999999" table:style-name="ce2">
            <text:p>1.053</text:p>
          </table:table-cell>
          <table:table-cell office:value-type="float" office:value="164" table:style-name="ce2">
            <text:p>164</text:p>
          </table:table-cell>
          <table:table-cell office:value-type="float" office:value="4" table:style-name="ce2">
            <text:p>4</text:p>
          </table:table-cell>
          <table:table-cell office:value-type="float" office:value="1.0347999999999999" table:formula="of:=SUM([.E30];[.B30];[.H30];[.K30];[.N30])/COUNT([.N30];[.K30];[.H30];[.E30];[.B30])" table:style-name="ce2">
            <text:p>1.0348</text:p>
          </table:table-cell>
          <table:table-cell office:value-type="float" office:value="1.0348E-3" table:formula="of:=[.Q30]/1000" table:style-name="ce2">
            <text:p>0.0010348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40400000000000003" table:style-name="ce2">
            <text:p>0.404</text:p>
          </table:table-cell>
          <table:table-cell office:value-type="float" office:value="40" table:style-name="ce2">
            <text:p>40</text:p>
          </table:table-cell>
          <table:table-cell office:value-type="float" office:value="5" table:style-name="ce2">
            <text:p>5</text:p>
          </table:table-cell>
          <table:table-cell office:value-type="float" office:value="0.65" table:style-name="ce2">
            <text:p>0.65</text:p>
          </table:table-cell>
          <table:table-cell office:value-type="float" office:value="51" table:style-name="ce2">
            <text:p>51</text:p>
          </table:table-cell>
          <table:table-cell office:value-type="float" office:value="5" table:style-name="ce2">
            <text:p>5</text:p>
          </table:table-cell>
          <table:table-cell office:value-type="float" office:value="0.46400000000000002" table:style-name="ce2">
            <text:p>0.464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3400000000000002" table:style-name="ce2">
            <text:p>0.334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33" table:style-name="ce2">
            <text:p>0.433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5700000000000002" table:formula="of:=SUM([.E31];[.B31];[.H31];[.K31];[.N31])/COUNT([.N31];[.K31];[.H31];[.E31];[.B31])" table:style-name="ce2">
            <text:p>0.457</text:p>
          </table:table-cell>
          <table:table-cell office:value-type="float" office:value="4.57E-4" table:formula="of:=[.Q31]/1000" table:style-name="ce2">
            <text:p>0.000457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66700000000000004" table:style-name="ce2">
            <text:p>0.66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999999999999998" table:style-name="ce2">
            <text:p>0.29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80800000000000005" table:style-name="ce2">
            <text:p>0.808</text:p>
          </table:table-cell>
          <table:table-cell office:value-type="float" office:value="78" table:style-name="ce2">
            <text:p>78</text:p>
          </table:table-cell>
          <table:table-cell office:value-type="float" office:value="6" table:style-name="ce2">
            <text:p>6</text:p>
          </table:table-cell>
          <table:table-cell office:value-type="float" office:value="0.91500000000000004" table:style-name="ce2">
            <text:p>0.915</text:p>
          </table:table-cell>
          <table:table-cell office:value-type="float" office:value="93" table:style-name="ce2">
            <text:p>93</text:p>
          </table:table-cell>
          <table:table-cell office:value-type="float" office:value="6" table:style-name="ce2">
            <text:p>6</text:p>
          </table:table-cell>
          <table:table-cell office:value-type="float" office:value="0.64500000000000013" table:formula="of:=SUM([.E32];[.B32];[.H32];[.K32];[.N32])/COUNT([.N32];[.K32];[.H32];[.E32];[.B32])" table:style-name="ce2">
            <text:p>0.645</text:p>
          </table:table-cell>
          <table:table-cell office:value-type="float" office:value="6.4500000000000017E-4" table:formula="of:=[.Q32]/1000" table:style-name="ce2">
            <text:p>0.000645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83499999999999996" table:style-name="ce2">
            <text:p>0.835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1" table:style-name="ce2">
            <text:p>0.51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41" table:style-name="ce2">
            <text:p>0.441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54500000000000004" table:style-name="ce2">
            <text:p>0.545</text:p>
          </table:table-cell>
          <table:table-cell office:value-type="float" office:value="35" table:style-name="ce2">
            <text:p>35</text:p>
          </table:table-cell>
          <table:table-cell office:value-type="float" office:value="7" table:style-name="ce2">
            <text:p>7</text:p>
          </table:table-cell>
          <table:table-cell office:value-type="float" office:value="0.45600000000000002" table:style-name="ce2">
            <text:p>0.456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55740000000000001" table:formula="of:=SUM([.E33];[.B33];[.H33];[.K33];[.N33])/COUNT([.N33];[.K33];[.H33];[.E33];[.B33])" table:style-name="ce2">
            <text:p>0.5574</text:p>
          </table:table-cell>
          <table:table-cell office:value-type="float" office:value="5.574E-4" table:formula="of:=[.Q33]/1000" table:style-name="ce2">
            <text:p>0.0005574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1099999999999997" table:style-name="ce2">
            <text:p>0.711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0.79800000000000004" table:style-name="ce2">
            <text:p>0.798</text:p>
          </table:table-cell>
          <table:table-cell office:value-type="float" office:value="70" table:style-name="ce2">
            <text:p>70</text:p>
          </table:table-cell>
          <table:table-cell office:value-type="float" office:value="8" table:style-name="ce2">
            <text:p>8</text:p>
          </table:table-cell>
          <table:table-cell office:value-type="float" office:value="1.319" table:style-name="ce2">
            <text:p>1.319</text:p>
          </table:table-cell>
          <table:table-cell office:value-type="float" office:value="138" table:style-name="ce2">
            <text:p>138</text:p>
          </table:table-cell>
          <table:table-cell office:value-type="float" office:value="8" table:style-name="ce2">
            <text:p>8</text:p>
          </table:table-cell>
          <table:table-cell office:value-type="float" office:value="0.44900000000000001" table:style-name="ce2">
            <text:p>0.449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26" table:style-name="ce2">
            <text:p>1.026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86060000000000003" table:formula="of:=SUM([.E34];[.B34];[.H34];[.K34];[.N34])/COUNT([.N34];[.K34];[.H34];[.E34];[.B34])" table:style-name="ce2">
            <text:p>0.8606</text:p>
          </table:table-cell>
          <table:table-cell office:value-type="float" office:value="8.6059999999999999E-4" table:formula="of:=[.Q34]/1000" table:style-name="ce2">
            <text:p>0.0008606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262" table:style-name="ce2">
            <text:p>1.262</text:p>
          </table:table-cell>
          <table:table-cell office:value-type="float" office:value="76" table:style-name="ce2">
            <text:p>76</text:p>
          </table:table-cell>
          <table:table-cell office:value-type="float" office:value="9" table:style-name="ce2">
            <text:p>9</text:p>
          </table:table-cell>
          <table:table-cell office:value-type="float" office:value="2.1139999999999999" table:style-name="ce2">
            <text:p>2.114</text:p>
          </table:table-cell>
          <table:table-cell office:value-type="float" office:value="116" table:style-name="ce2">
            <text:p>116</text:p>
          </table:table-cell>
          <table:table-cell office:value-type="float" office:value="9" table:style-name="ce2">
            <text:p>9</text:p>
          </table:table-cell>
          <table:table-cell office:value-type="float" office:value="2.2349999999999999" table:style-name="ce2">
            <text:p>2.235</text:p>
          </table:table-cell>
          <table:table-cell office:value-type="float" office:value="133" table:style-name="ce2">
            <text:p>133</text:p>
          </table:table-cell>
          <table:table-cell office:value-type="float" office:value="9" table:style-name="ce2">
            <text:p>9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7490000000000001" table:style-name="ce2">
            <text:p>1.749</text:p>
          </table:table-cell>
          <table:table-cell office:value-type="float" office:value="97" table:style-name="ce2">
            <text:p>97</text:p>
          </table:table-cell>
          <table:table-cell office:value-type="float" office:value="9" table:style-name="ce2">
            <text:p>9</text:p>
          </table:table-cell>
          <table:table-cell office:value-type="float" office:value="1.6173999999999999" table:formula="of:=SUM([.E35];[.B35];[.H35];[.K35];[.N35])/COUNT([.N35];[.K35];[.H35];[.E35];[.B35])" table:style-name="ce2">
            <text:p>1.6174</text:p>
          </table:table-cell>
          <table:table-cell office:value-type="float" office:value="1.6174E-3" table:formula="of:=[.Q35]/1000" table:style-name="ce2">
            <text:p>0.0016174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339" table:style-name="ce2">
            <text:p>1.339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289999999999999" table:style-name="ce2">
            <text:p>1.529</text:p>
          </table:table-cell>
          <table:table-cell office:value-type="float" office:value="61" table:style-name="ce2">
            <text:p>61</text:p>
          </table:table-cell>
          <table:table-cell office:value-type="float" office:value="10" table:style-name="ce2">
            <text:p>10</text:p>
          </table:table-cell>
          <table:table-cell office:value-type="float" office:value="1.375" table:style-name="ce2">
            <text:p>1.375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7170000000000001" table:style-name="ce2">
            <text:p>1.717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76200000000000001" table:style-name="ce2">
            <text:p>0.762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3444000000000003" table:formula="of:=SUM([.E36];[.B36];[.H36];[.K36];[.N36])/COUNT([.N36];[.K36];[.H36];[.E36];[.B36])" table:style-name="ce2">
            <text:p>1.3444</text:p>
          </table:table-cell>
          <table:table-cell office:value-type="float" office:value="1.3444000000000004E-3" table:formula="of:=[.Q36]/1000" table:style-name="ce2">
            <text:p>0.0013444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3.2069999999999999" table:style-name="ce2">
            <text:p>3.207</text:p>
          </table:table-cell>
          <table:table-cell office:value-type="float" office:value="108" table:style-name="ce2">
            <text:p>108</text:p>
          </table:table-cell>
          <table:table-cell office:value-type="float" office:value="11" table:style-name="ce2">
            <text:p>11</text:p>
          </table:table-cell>
          <table:table-cell office:value-type="float" office:value="2.7" table:style-name="ce2">
            <text:p>2.7</text:p>
          </table:table-cell>
          <table:table-cell office:value-type="float" office:value="82" table:style-name="ce2">
            <text:p>8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1" table:style-name="ce2">
            <text:p>11</text:p>
          </table:table-cell>
          <table:table-cell office:value-type="float" office:value="2.218" table:style-name="ce2">
            <text:p>2.218</text:p>
          </table:table-cell>
          <table:table-cell office:value-type="float" office:value="81" table:style-name="ce2">
            <text:p>81</text:p>
          </table:table-cell>
          <table:table-cell office:value-type="float" office:value="11" table:style-name="ce2">
            <text:p>11</text:p>
          </table:table-cell>
          <table:table-cell office:value-type="float" office:value="2.7083333333333335" table:formula="of:=SUM([.E37];[.B37];[.H37];[.K37];[.N37])/COUNT([.N37];[.K37];[.H37];[.E37];[.B37])" table:style-name="ce2">
            <text:p>2.708333333</text:p>
          </table:table-cell>
          <table:table-cell office:value-type="float" office:value="2.7083333333333334E-3" table:formula="of:=[.Q37]/1000" table:style-name="ce2">
            <text:p>0.002708333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10.276999999999999" table:style-name="ce2">
            <text:p>10.277</text:p>
          </table:table-cell>
          <table:table-cell office:value-type="float" office:value="362" table:style-name="ce2">
            <text:p>362</text:p>
          </table:table-cell>
          <table:table-cell office:value-type="float" office:value="12" table:style-name="ce2">
            <text:p>12</text:p>
          </table:table-cell>
          <table:table-cell office:value-type="float" office:value="5.9610000000000003" table:style-name="ce2">
            <text:p>5.961</text:p>
          </table:table-cell>
          <table:table-cell office:value-type="float" office:value="128" table:style-name="ce2">
            <text:p>12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2" table:style-name="ce2">
            <text:p>12</text:p>
          </table:table-cell>
          <table:table-cell office:value-type="float" office:value="8.1189999999999998" table:formula="of:=SUM([.E38];[.B38];[.H38];[.K38];[.N38])/COUNT([.N38];[.K38];[.H38];[.E38];[.B38])" table:style-name="ce2">
            <text:p>8.119</text:p>
          </table:table-cell>
          <table:table-cell office:value-type="float" office:value="8.1189999999999995E-3" table:formula="of:=[.Q38]/1000" table:style-name="ce2">
            <text:p>0.008119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.51" table:style-name="ce2">
            <text:p>8.51</text:p>
          </table:table-cell>
          <table:table-cell office:value-type="float" office:value="110" table:style-name="ce2">
            <text:p>110</text:p>
          </table:table-cell>
          <table:table-cell office:value-type="float" office:value="13" table:style-name="ce2">
            <text:p>13</text:p>
          </table:table-cell>
          <table:table-cell office:value-type="float" office:value="6.0880000000000001" table:style-name="ce2">
            <text:p>6.088</text:p>
          </table:table-cell>
          <table:table-cell office:value-type="float" office:value="100" table:style-name="ce2">
            <text:p>100</text:p>
          </table:table-cell>
          <table:table-cell office:value-type="float" office:value="13" table:style-name="ce2">
            <text:p>13</text:p>
          </table:table-cell>
          <table:table-cell office:value-type="float" office:value="3.9279999999999999" table:style-name="ce2">
            <text:p>3.928</text:p>
          </table:table-cell>
          <table:table-cell office:value-type="float" office:value="65" table:style-name="ce2">
            <text:p>65</text:p>
          </table:table-cell>
          <table:table-cell office:value-type="float" office:value="13" table:style-name="ce2">
            <text:p>13</text:p>
          </table:table-cell>
          <table:table-cell office:value-type="float" office:value="5.1589999999999998" table:style-name="ce2">
            <text:p>5.159</text:p>
          </table:table-cell>
          <table:table-cell office:value-type="float" office:value="77" table:style-name="ce2">
            <text:p>77</text:p>
          </table:table-cell>
          <table:table-cell office:value-type="float" office:value="13" table:style-name="ce2">
            <text:p>13</text:p>
          </table:table-cell>
          <table:table-cell office:value-type="float" office:value="7.641" table:style-name="ce2">
            <text:p>7.641</text:p>
          </table:table-cell>
          <table:table-cell office:value-type="float" office:value="136" table:style-name="ce2">
            <text:p>136</text:p>
          </table:table-cell>
          <table:table-cell office:value-type="float" office:value="13" table:style-name="ce2">
            <text:p>13</text:p>
          </table:table-cell>
          <table:table-cell office:value-type="float" office:value="6.2652000000000001" table:formula="of:=SUM([.E39];[.B39];[.H39];[.K39];[.N39])/COUNT([.N39];[.K39];[.H39];[.E39];[.B39])" table:style-name="ce2">
            <text:p>6.2652</text:p>
          </table:table-cell>
          <table:table-cell office:value-type="float" office:value="6.2652000000000003E-3" table:formula="of:=[.Q39]/1000" table:style-name="ce2">
            <text:p>0.006265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4" table:style-name="ce2">
            <text:p>14</text:p>
          </table:table-cell>
          <table:table-cell office:value-type="float" office:value="0" table:formula="of:=SUM([.E40];[.B40];[.H40];[.K40];[.N40])/COUNT([.N40];[.K40];[.H40];[.E40];[.B40])" table:style-name="ce2">
            <text:p>#DIV/0!</text:p>
          </table:table-cell>
          <table:table-cell office:value-type="float" office:value="0" table:formula="of:=[.Q40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8.823" table:style-name="ce2">
            <text:p>18.823</text:p>
          </table:table-cell>
          <table:table-cell office:value-type="float" office:value="90" table:style-name="ce2">
            <text:p>9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5.1159999999999997" table:style-name="ce2">
            <text:p>5.116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5" table:style-name="ce2">
            <text:p>15</text:p>
          </table:table-cell>
          <table:table-cell office:value-type="float" office:value="25.797999999999998" table:style-name="ce2">
            <text:p>25.798</text:p>
          </table:table-cell>
          <table:table-cell office:value-type="float" office:value="122" table:style-name="ce2">
            <text:p>122</text:p>
          </table:table-cell>
          <table:table-cell office:value-type="float" office:value="15" table:style-name="ce2">
            <text:p>15</text:p>
          </table:table-cell>
          <table:table-cell office:value-type="float" office:value="16.578999999999997" table:formula="of:=SUM([.E41];[.B41];[.H41];[.K41];[.N41])/COUNT([.N41];[.K41];[.H41];[.E41];[.B41])" table:style-name="ce2">
            <text:p>16.579</text:p>
          </table:table-cell>
          <table:table-cell office:value-type="float" office:value="1.6578999999999997E-2" table:formula="of:=[.Q41]/1000" table:style-name="ce2">
            <text:p>0.016579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42];[.B42];[.H42];[.K42];[.N42])/COUNT([.N42];[.K42];[.H42];[.E42];[.B42])" table:style-name="ce2">
            <text:p>#DIV/0!</text:p>
          </table:table-cell>
          <table:table-cell office:value-type="float" office:value="0" table:formula="of:=[.Q42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977.90499999999997" table:style-name="ce2">
            <text:p>977.905</text:p>
          </table:table-cell>
          <table:table-cell office:value-type="float" office:value="333" table:style-name="ce2">
            <text:p>33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977.90499999999997" table:formula="of:=SUM([.E43];[.B43];[.H43];[.K43];[.N43])/COUNT([.N43];[.K43];[.H43];[.E43];[.B43])" table:style-name="ce2">
            <text:p>977.905</text:p>
          </table:table-cell>
          <table:table-cell office:value-type="float" office:value="0.97790500000000002" table:formula="of:=[.Q43]/1000" table:style-name="ce2">
            <text:p>0.977905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E44];[.B44];[.H44];[.K44];[.N44])/COUNT([.N44];[.K44];[.H44];[.E44];[.B44])" table:style-name="ce2">
            <text:p>#DIV/0!</text:p>
          </table:table-cell>
          <table:table-cell office:value-type="float" office:value="0" table:formula="of:=[.Q44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45];[.B45];[.H45];[.K45];[.N45])/COUNT([.N45];[.K45];[.H45];[.E45];[.B45])" table:style-name="ce2">
            <text:p>#DIV/0!</text:p>
          </table:table-cell>
          <table:table-cell office:value-type="float" office:value="0" table:formula="of:=[.Q45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46];[.B46];[.H46];[.K46];[.N46])/COUNT([.N46];[.K46];[.H46];[.E46];[.B46])" table:style-name="ce2">
            <text:p>#DIV/0!</text:p>
          </table:table-cell>
          <table:table-cell office:value-type="float" office:value="0" table:formula="of:=[.Q46]/1000" table:style-name="ce2">
            <text:p>#DIV/0!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FitnessReheating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8.2000000000000003E-2" table:style-name="ce2">
            <text:p>0.082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6.9000000000000006E-2" table:style-name="ce2">
            <text:p>0.069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8.1000000000000003E-2" table:style-name="ce2">
            <text:p>0.08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6.3E-2" table:style-name="ce2">
            <text:p>0.06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7.0200000000000012E-2" table:formula="of:=SUM([.E50];[.B50];[.H50];[.K50];[.N50])/COUNT([.N50];[.K50];[.H50];[.E50];[.B50])" table:style-name="ce2">
            <text:p>0.0702</text:p>
          </table:table-cell>
          <table:table-cell office:value-type="float" office:value="7.0200000000000012E-5" table:formula="of:=[.Q50]/1000" table:style-name="ce2">
            <text:p>0.0000702</text:p>
          </table:table-cell>
          <table:table-cell table:number-columns-repeated="16366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300000000000005" table:style-name="ce2">
            <text:p>0.553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0.93600000000000005" table:style-name="ce2">
            <text:p>0.936</text:p>
          </table:table-cell>
          <table:table-cell office:value-type="float" office:value="147" table:style-name="ce2">
            <text:p>147</text:p>
          </table:table-cell>
          <table:table-cell office:value-type="float" office:value="2" table:style-name="ce2">
            <text:p>2</text:p>
          </table:table-cell>
          <table:table-cell office:value-type="float" office:value="0.58899999999999997" table:style-name="ce2">
            <text:p>0.589</text:p>
          </table:table-cell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0.80500000000000005" table:style-name="ce2">
            <text:p>0.805</text:p>
          </table:table-cell>
          <table:table-cell office:value-type="float" office:value="116" table:style-name="ce2">
            <text:p>116</text:p>
          </table:table-cell>
          <table:table-cell office:value-type="float" office:value="2" table:style-name="ce2">
            <text:p>2</text:p>
          </table:table-cell>
          <table:table-cell office:value-type="float" office:value="0.66900000000000004" table:style-name="ce2">
            <text:p>0.669</text:p>
          </table:table-cell>
          <table:table-cell office:value-type="float" office:value="91" table:style-name="ce2">
            <text:p>91</text:p>
          </table:table-cell>
          <table:table-cell office:value-type="float" office:value="2" table:style-name="ce2">
            <text:p>2</text:p>
          </table:table-cell>
          <table:table-cell office:value-type="float" office:value="0.71040000000000014" table:formula="of:=SUM([.E51];[.B51];[.H51];[.K51];[.N51])/COUNT([.N51];[.K51];[.H51];[.E51];[.B51])" table:style-name="ce2">
            <text:p>0.7104</text:p>
          </table:table-cell>
          <table:table-cell office:value-type="float" office:value="7.1040000000000014E-4" table:formula="of:=[.Q51]/1000" table:style-name="ce2">
            <text:p>0.0007104</text:p>
          </table:table-cell>
          <table:table-cell table:number-columns-repeated="16366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312" table:style-name="ce2">
            <text:p>0.312</text:p>
          </table:table-cell>
          <table:table-cell office:value-type="float" office:value="30" table:style-name="ce2">
            <text:p>30</text:p>
          </table:table-cell>
          <table:table-cell office:value-type="float" office:value="3" table:style-name="ce2">
            <text:p>3</text:p>
          </table:table-cell>
          <table:table-cell office:value-type="float" office:value="0.45900000000000002" table:style-name="ce2">
            <text:p>0.459</text:p>
          </table:table-cell>
          <table:table-cell office:value-type="float" office:value="56" table:style-name="ce2">
            <text:p>56</text:p>
          </table:table-cell>
          <table:table-cell office:value-type="float" office:value="3" table:style-name="ce2">
            <text:p>3</text:p>
          </table:table-cell>
          <table:table-cell office:value-type="float" office:value="0.47299999999999998" table:style-name="ce2">
            <text:p>0.473</text:p>
          </table:table-cell>
          <table:table-cell office:value-type="float" office:value="53" table:style-name="ce2">
            <text:p>53</text:p>
          </table:table-cell>
          <table:table-cell office:value-type="float" office:value="3" table:style-name="ce2">
            <text:p>3</text:p>
          </table:table-cell>
          <table:table-cell office:value-type="float" office:value="0.19500000000000001" table:style-name="ce2">
            <text:p>0.195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0.34499999999999997" table:style-name="ce2">
            <text:p>0.345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0.35680000000000001" table:formula="of:=SUM([.E52];[.B52];[.H52];[.K52];[.N52])/COUNT([.N52];[.K52];[.H52];[.E52];[.B52])" table:style-name="ce2">
            <text:p>0.3568</text:p>
          </table:table-cell>
          <table:table-cell office:value-type="float" office:value="3.568E-4" table:formula="of:=[.Q52]/1000" table:style-name="ce2">
            <text:p>0.0003568</text:p>
          </table:table-cell>
          <table:table-cell table:number-columns-repeated="16366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1.8620000000000001" table:style-name="ce2">
            <text:p>1.862</text:p>
          </table:table-cell>
          <table:table-cell office:value-type="float" office:value="302" table:style-name="ce2">
            <text:p>302</text:p>
          </table:table-cell>
          <table:table-cell office:value-type="float" office:value="4" table:style-name="ce2">
            <text:p>4</text:p>
          </table:table-cell>
          <table:table-cell office:value-type="float" office:value="0.56599999999999995" table:style-name="ce2">
            <text:p>0.566</text:p>
          </table:table-cell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1.28" table:style-name="ce2">
            <text:p>1.28</text:p>
          </table:table-cell>
          <table:table-cell office:value-type="float" office:value="190" table:style-name="ce2">
            <text:p>190</text:p>
          </table:table-cell>
          <table:table-cell office:value-type="float" office:value="4" table:style-name="ce2">
            <text:p>4</text:p>
          </table:table-cell>
          <table:table-cell office:value-type="float" office:value="1.2470000000000001" table:style-name="ce2">
            <text:p>1.247</text:p>
          </table:table-cell>
          <table:table-cell office:value-type="float" office:value="203" table:style-name="ce2">
            <text:p>203</text:p>
          </table:table-cell>
          <table:table-cell office:value-type="float" office:value="4" table:style-name="ce2">
            <text:p>4</text:p>
          </table:table-cell>
          <table:table-cell office:value-type="float" office:value="2.2000000000000002" table:style-name="ce2">
            <text:p>2.2</text:p>
          </table:table-cell>
          <table:table-cell office:value-type="float" office:value="441" table:style-name="ce2">
            <text:p>441</text:p>
          </table:table-cell>
          <table:table-cell office:value-type="float" office:value="4" table:style-name="ce2">
            <text:p>4</text:p>
          </table:table-cell>
          <table:table-cell office:value-type="float" office:value="1.431" table:formula="of:=SUM([.E53];[.B53];[.H53];[.K53];[.N53])/COUNT([.N53];[.K53];[.H53];[.E53];[.B53])" table:style-name="ce2">
            <text:p>1.431</text:p>
          </table:table-cell>
          <table:table-cell office:value-type="float" office:value="1.431E-3" table:formula="of:=[.Q53]/1000" table:style-name="ce2">
            <text:p>0.001431</text:p>
          </table:table-cell>
          <table:table-cell table:number-columns-repeated="1636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4700000000000004" table:style-name="ce2">
            <text:p>0.547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69599999999999995" table:style-name="ce2">
            <text:p>0.696</text:p>
          </table:table-cell>
          <table:table-cell office:value-type="float" office:value="67" table:style-name="ce2">
            <text:p>67</text:p>
          </table:table-cell>
          <table:table-cell office:value-type="float" office:value="5" table:style-name="ce2">
            <text:p>5</text:p>
          </table:table-cell>
          <table:table-cell office:value-type="float" office:value="0.48099999999999998" table:style-name="ce2">
            <text:p>0.481</text:p>
          </table:table-cell>
          <table:table-cell office:value-type="float" office:value="49" table:style-name="ce2">
            <text:p>49</text:p>
          </table:table-cell>
          <table:table-cell office:value-type="float" office:value="5" table:style-name="ce2">
            <text:p>5</text:p>
          </table:table-cell>
          <table:table-cell office:value-type="float" office:value="0.35499999999999998" table:style-name="ce2">
            <text:p>0.355</text:p>
          </table:table-cell>
          <table:table-cell office:value-type="float" office:value="37" table:style-name="ce2">
            <text:p>37</text:p>
          </table:table-cell>
          <table:table-cell office:value-type="float" office:value="5" table:style-name="ce2">
            <text:p>5</text:p>
          </table:table-cell>
          <table:table-cell office:value-type="float" office:value="0.4" table:style-name="ce2">
            <text:p>0.4</text:p>
          </table:table-cell>
          <table:table-cell office:value-type="float" office:value="48" table:style-name="ce2">
            <text:p>48</text:p>
          </table:table-cell>
          <table:table-cell office:value-type="float" office:value="5" table:style-name="ce2">
            <text:p>5</text:p>
          </table:table-cell>
          <table:table-cell office:value-type="float" office:value="0.49579999999999991" table:formula="of:=SUM([.E54];[.B54];[.H54];[.K54];[.N54])/COUNT([.N54];[.K54];[.H54];[.E54];[.B54])" table:style-name="ce2">
            <text:p>0.4958</text:p>
          </table:table-cell>
          <table:table-cell office:value-type="float" office:value="4.9579999999999991E-4" table:formula="of:=[.Q54]/1000" table:style-name="ce2">
            <text:p>0.0004958</text:p>
          </table:table-cell>
          <table:table-cell table:number-columns-repeated="16366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65600000000000003" table:style-name="ce2">
            <text:p>0.656</text:p>
          </table:table-cell>
          <table:table-cell office:value-type="float" office:value="57" table:style-name="ce2">
            <text:p>57</text:p>
          </table:table-cell>
          <table:table-cell office:value-type="float" office:value="6" table:style-name="ce2">
            <text:p>6</text:p>
          </table:table-cell>
          <table:table-cell office:value-type="float" office:value="0.72699999999999998" table:style-name="ce2">
            <text:p>0.727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28599999999999998" table:style-name="ce2">
            <text:p>0.286</text:p>
          </table:table-cell>
          <table:table-cell office:value-type="float" office:value="29" table:style-name="ce2">
            <text:p>29</text:p>
          </table:table-cell>
          <table:table-cell office:value-type="float" office:value="6" table:style-name="ce2">
            <text:p>6</text:p>
          </table:table-cell>
          <table:table-cell office:value-type="float" office:value="0.90200000000000002" table:style-name="ce2">
            <text:p>0.902</text:p>
          </table:table-cell>
          <table:table-cell office:value-type="float" office:value="86" table:style-name="ce2">
            <text:p>86</text:p>
          </table:table-cell>
          <table:table-cell office:value-type="float" office:value="6" table:style-name="ce2">
            <text:p>6</text:p>
          </table:table-cell>
          <table:table-cell office:value-type="float" office:value="0.63" table:style-name="ce2">
            <text:p>0.63</text:p>
          </table:table-cell>
          <table:table-cell office:value-type="float" office:value="71" table:style-name="ce2">
            <text:p>71</text:p>
          </table:table-cell>
          <table:table-cell office:value-type="float" office:value="6" table:style-name="ce2">
            <text:p>6</text:p>
          </table:table-cell>
          <table:table-cell office:value-type="float" office:value="0.64019999999999999" table:formula="of:=SUM([.E55];[.B55];[.H55];[.K55];[.N55])/COUNT([.N55];[.K55];[.H55];[.E55];[.B55])" table:style-name="ce2">
            <text:p>0.6402</text:p>
          </table:table-cell>
          <table:table-cell office:value-type="float" office:value="6.4019999999999995E-4" table:formula="of:=[.Q55]/1000" table:style-name="ce2">
            <text:p>0.0006402</text:p>
          </table:table-cell>
          <table:table-cell table:number-columns-repeated="16366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117" table:style-name="ce2">
            <text:p>1.117</text:p>
          </table:table-cell>
          <table:table-cell office:value-type="float" office:value="74" table:style-name="ce2">
            <text:p>74</text:p>
          </table:table-cell>
          <table:table-cell office:value-type="float" office:value="7" table:style-name="ce2">
            <text:p>7</text:p>
          </table:table-cell>
          <table:table-cell office:value-type="float" office:value="0.502" table:style-name="ce2">
            <text:p>0.502</text:p>
          </table:table-cell>
          <table:table-cell office:value-type="float" office:value="36" table:style-name="ce2">
            <text:p>36</text:p>
          </table:table-cell>
          <table:table-cell office:value-type="float" office:value="7" table:style-name="ce2">
            <text:p>7</text:p>
          </table:table-cell>
          <table:table-cell office:value-type="float" office:value="0.47899999999999998" table:style-name="ce2">
            <text:p>0.479</text:p>
          </table:table-cell>
          <table:table-cell office:value-type="float" office:value="28" table:style-name="ce2">
            <text:p>28</text:p>
          </table:table-cell>
          <table:table-cell office:value-type="float" office:value="7" table:style-name="ce2">
            <text:p>7</text:p>
          </table:table-cell>
          <table:table-cell office:value-type="float" office:value="0.92500000000000004" table:style-name="ce2">
            <text:p>0.925</text:p>
          </table:table-cell>
          <table:table-cell office:value-type="float" office:value="67" table:style-name="ce2">
            <text:p>67</text:p>
          </table:table-cell>
          <table:table-cell office:value-type="float" office:value="7" table:style-name="ce2">
            <text:p>7</text:p>
          </table:table-cell>
          <table:table-cell office:value-type="float" office:value="0.443" table:style-name="ce2">
            <text:p>0.443</text:p>
          </table:table-cell>
          <table:table-cell office:value-type="float" office:value="32" table:style-name="ce2">
            <text:p>32</text:p>
          </table:table-cell>
          <table:table-cell office:value-type="float" office:value="7" table:style-name="ce2">
            <text:p>7</text:p>
          </table:table-cell>
          <table:table-cell office:value-type="float" office:value="0.69319999999999993" table:formula="of:=SUM([.E56];[.B56];[.H56];[.K56];[.N56])/COUNT([.N56];[.K56];[.H56];[.E56];[.B56])" table:style-name="ce2">
            <text:p>0.6932</text:p>
          </table:table-cell>
          <table:table-cell office:value-type="float" office:value="6.9319999999999994E-4" table:formula="of:=[.Q56]/1000" table:style-name="ce2">
            <text:p>0.0006932</text:p>
          </table:table-cell>
          <table:table-cell table:number-columns-repeated="16366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78500000000000003" table:style-name="ce2">
            <text:p>0.785</text:p>
          </table:table-cell>
          <table:table-cell office:value-type="float" office:value="67" table:style-name="ce2">
            <text:p>67</text:p>
          </table:table-cell>
          <table:table-cell office:value-type="float" office:value="8" table:style-name="ce2">
            <text:p>8</text:p>
          </table:table-cell>
          <table:table-cell office:value-type="float" office:value="1.379" table:style-name="ce2">
            <text:p>1.379</text:p>
          </table:table-cell>
          <table:table-cell office:value-type="float" office:value="128" table:style-name="ce2">
            <text:p>128</text:p>
          </table:table-cell>
          <table:table-cell office:value-type="float" office:value="8" table:style-name="ce2">
            <text:p>8</text:p>
          </table:table-cell>
          <table:table-cell office:value-type="float" office:value="1.149" table:style-name="ce2">
            <text:p>1.149</text:p>
          </table:table-cell>
          <table:table-cell office:value-type="float" office:value="101" table:style-name="ce2">
            <text:p>101</text:p>
          </table:table-cell>
          <table:table-cell office:value-type="float" office:value="8" table:style-name="ce2">
            <text:p>8</text:p>
          </table:table-cell>
          <table:table-cell office:value-type="float" office:value="0.41299999999999998" table:style-name="ce2">
            <text:p>0.413</text:p>
          </table:table-cell>
          <table:table-cell office:value-type="float" office:value="38" table:style-name="ce2">
            <text:p>38</text:p>
          </table:table-cell>
          <table:table-cell office:value-type="float" office:value="8" table:style-name="ce2">
            <text:p>8</text:p>
          </table:table-cell>
          <table:table-cell office:value-type="float" office:value="1.0549999999999999" table:style-name="ce2">
            <text:p>1.055</text:p>
          </table:table-cell>
          <table:table-cell office:value-type="float" office:value="93" table:style-name="ce2">
            <text:p>93</text:p>
          </table:table-cell>
          <table:table-cell office:value-type="float" office:value="8" table:style-name="ce2">
            <text:p>8</text:p>
          </table:table-cell>
          <table:table-cell office:value-type="float" office:value="0.95619999999999994" table:formula="of:=SUM([.E57];[.B57];[.H57];[.K57];[.N57])/COUNT([.N57];[.K57];[.H57];[.E57];[.B57])" table:style-name="ce2">
            <text:p>0.9562</text:p>
          </table:table-cell>
          <table:table-cell office:value-type="float" office:value="9.5619999999999993E-4" table:formula="of:=[.Q57]/1000" table:style-name="ce2">
            <text:p>0.0009562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427" table:style-name="ce2">
            <text:p>1.427</text:p>
          </table:table-cell>
          <table:table-cell office:value-type="float" office:value="84" table:style-name="ce2">
            <text:p>84</text:p>
          </table:table-cell>
          <table:table-cell office:value-type="float" office:value="9" table:style-name="ce2">
            <text:p>9</text:p>
          </table:table-cell>
          <table:table-cell office:value-type="float" office:value="2.2189999999999999" table:style-name="ce2">
            <text:p>2.219</text:p>
          </table:table-cell>
          <table:table-cell office:value-type="float" office:value="135" table:style-name="ce2">
            <text:p>135</text:p>
          </table:table-cell>
          <table:table-cell office:value-type="float" office:value="9" table:style-name="ce2">
            <text:p>9</text:p>
          </table:table-cell>
          <table:table-cell office:value-type="float" office:value="3.2570000000000001" table:style-name="ce2">
            <text:p>3.257</text:p>
          </table:table-cell>
          <table:table-cell office:value-type="float" office:value="189" table:style-name="ce2">
            <text:p>189</text:p>
          </table:table-cell>
          <table:table-cell office:value-type="float" office:value="9" table:style-name="ce2">
            <text:p>9</text:p>
          </table:table-cell>
          <table:table-cell office:value-type="float" office:value="0.8" table:style-name="ce2">
            <text:p>0.8</text:p>
          </table:table-cell>
          <table:table-cell office:value-type="float" office:value="40" table:style-name="ce2">
            <text:p>40</text:p>
          </table:table-cell>
          <table:table-cell office:value-type="float" office:value="9" table:style-name="ce2">
            <text:p>9</text:p>
          </table:table-cell>
          <table:table-cell office:value-type="float" office:value="1.46" table:style-name="ce2">
            <text:p>1.46</text:p>
          </table:table-cell>
          <table:table-cell office:value-type="float" office:value="109" table:style-name="ce2">
            <text:p>109</text:p>
          </table:table-cell>
          <table:table-cell office:value-type="float" office:value="9" table:style-name="ce2">
            <text:p>9</text:p>
          </table:table-cell>
          <table:table-cell office:value-type="float" office:value="1.8326" table:formula="of:=SUM([.E58];[.B58];[.H58];[.K58];[.N58])/COUNT([.N58];[.K58];[.H58];[.E58];[.B58])" table:style-name="ce2">
            <text:p>1.8326</text:p>
          </table:table-cell>
          <table:table-cell office:value-type="float" office:value="1.8326E-3" table:formula="of:=[.Q58]/1000" table:style-name="ce2">
            <text:p>0.0018326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.0950000000000002" table:style-name="ce2">
            <text:p>2.095</text:p>
          </table:table-cell>
          <table:table-cell office:value-type="float" office:value="81" table:style-name="ce2">
            <text:p>81</text:p>
          </table:table-cell>
          <table:table-cell office:value-type="float" office:value="10" table:style-name="ce2">
            <text:p>10</text:p>
          </table:table-cell>
          <table:table-cell office:value-type="float" office:value="2.3519999999999999" table:style-name="ce2">
            <text:p>2.352</text:p>
          </table:table-cell>
          <table:table-cell office:value-type="float" office:value="96" table:style-name="ce2">
            <text:p>96</text:p>
          </table:table-cell>
          <table:table-cell office:value-type="float" office:value="10" table:style-name="ce2">
            <text:p>10</text:p>
          </table:table-cell>
          <table:table-cell office:value-type="float" office:value="1.28" table:style-name="ce2">
            <text:p>1.28</text:p>
          </table:table-cell>
          <table:table-cell office:value-type="float" office:value="55" table:style-name="ce2">
            <text:p>55</text:p>
          </table:table-cell>
          <table:table-cell office:value-type="float" office:value="10" table:style-name="ce2">
            <text:p>10</text:p>
          </table:table-cell>
          <table:table-cell office:value-type="float" office:value="1.5920000000000001" table:style-name="ce2">
            <text:p>1.592</text:p>
          </table:table-cell>
          <table:table-cell office:value-type="float" office:value="72" table:style-name="ce2">
            <text:p>72</text:p>
          </table:table-cell>
          <table:table-cell office:value-type="float" office:value="10" table:style-name="ce2">
            <text:p>10</text:p>
          </table:table-cell>
          <table:table-cell office:value-type="float" office:value="0.68100000000000005" table:style-name="ce2">
            <text:p>0.681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.6" table:formula="of:=SUM([.E59];[.B59];[.H59];[.K59];[.N59])/COUNT([.N59];[.K59];[.H59];[.E59];[.B59])" table:style-name="ce2">
            <text:p>1.6</text:p>
          </table:table-cell>
          <table:table-cell office:value-type="float" office:value="1.6000000000000001E-3" table:formula="of:=[.Q59]/1000" table:style-name="ce2">
            <text:p>0.001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4689999999999999" table:style-name="ce2">
            <text:p>3.469</text:p>
          </table:table-cell>
          <table:table-cell office:value-type="float" office:value="88" table:style-name="ce2">
            <text:p>88</text:p>
          </table:table-cell>
          <table:table-cell office:value-type="float" office:value="11" table:style-name="ce2">
            <text:p>11</text:p>
          </table:table-cell>
          <table:table-cell office:value-type="float" office:value="3.302" table:style-name="ce2">
            <text:p>3.302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3.113" table:style-name="ce2">
            <text:p>3.113</text:p>
          </table:table-cell>
          <table:table-cell office:value-type="float" office:value="105" table:style-name="ce2">
            <text:p>105</text:p>
          </table:table-cell>
          <table:table-cell office:value-type="float" office:value="11" table:style-name="ce2">
            <text:p>11</text:p>
          </table:table-cell>
          <table:table-cell office:value-type="float" office:value="1.93" table:style-name="ce2">
            <text:p>1.93</text:p>
          </table:table-cell>
          <table:table-cell office:value-type="float" office:value="63" table:style-name="ce2">
            <text:p>63</text:p>
          </table:table-cell>
          <table:table-cell office:value-type="float" office:value="11" table:style-name="ce2">
            <text:p>11</text:p>
          </table:table-cell>
          <table:table-cell office:value-type="float" office:value="2.5259999999999998" table:style-name="ce2">
            <text:p>2.526</text:p>
          </table:table-cell>
          <table:table-cell office:value-type="float" office:value="87" table:style-name="ce2">
            <text:p>87</text:p>
          </table:table-cell>
          <table:table-cell office:value-type="float" office:value="11" table:style-name="ce2">
            <text:p>11</text:p>
          </table:table-cell>
          <table:table-cell office:value-type="float" office:value="2.8679999999999999" table:formula="of:=SUM([.E60];[.B60];[.H60];[.K60];[.N60])/COUNT([.N60];[.K60];[.H60];[.E60];[.B60])" table:style-name="ce2">
            <text:p>2.868</text:p>
          </table:table-cell>
          <table:table-cell office:value-type="float" office:value="2.8679999999999999E-3" table:formula="of:=[.Q60]/1000" table:style-name="ce2">
            <text:p>0.0028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8.335000000000001" table:style-name="ce2">
            <text:p>28.335</text:p>
          </table:table-cell>
          <table:table-cell office:value-type="float" office:value="804" table:style-name="ce2">
            <text:p>804</text:p>
          </table:table-cell>
          <table:table-cell office:value-type="float" office:value="12" table:style-name="ce2">
            <text:p>12</text:p>
          </table:table-cell>
          <table:table-cell office:value-type="float" office:value="11.2" table:style-name="ce2">
            <text:p>11.2</text:p>
          </table:table-cell>
          <table:table-cell office:value-type="float" office:value="308" table:style-name="ce2">
            <text:p>308</text:p>
          </table:table-cell>
          <table:table-cell office:value-type="float" office:value="12" table:style-name="ce2">
            <text:p>12</text:p>
          </table:table-cell>
          <table:table-cell office:value-type="float" office:value="26.422000000000001" table:style-name="ce2">
            <text:p>26.422</text:p>
          </table:table-cell>
          <table:table-cell office:value-type="float" office:value="792" table:style-name="ce2">
            <text:p>792</text:p>
          </table:table-cell>
          <table:table-cell office:value-type="float" office:value="12" table:style-name="ce2">
            <text:p>12</text:p>
          </table:table-cell>
          <table:table-cell office:value-type="float" office:value="19.803000000000001" table:style-name="ce2">
            <text:p>19.803</text:p>
          </table:table-cell>
          <table:table-cell office:value-type="float" office:value="671" table:style-name="ce2">
            <text:p>671</text:p>
          </table:table-cell>
          <table:table-cell office:value-type="float" office:value="12" table:style-name="ce2">
            <text:p>12</text:p>
          </table:table-cell>
          <table:table-cell office:value-type="float" office:value="7.39" table:style-name="ce2">
            <text:p>7.39</text:p>
          </table:table-cell>
          <table:table-cell office:value-type="float" office:value="184" table:style-name="ce2">
            <text:p>184</text:p>
          </table:table-cell>
          <table:table-cell office:value-type="float" office:value="12" table:style-name="ce2">
            <text:p>12</text:p>
          </table:table-cell>
          <table:table-cell office:value-type="float" office:value="18.63" table:formula="of:=SUM([.E61];[.B61];[.H61];[.K61];[.N61])/COUNT([.N61];[.K61];[.H61];[.E61];[.B61])" table:style-name="ce2">
            <text:p>18.63</text:p>
          </table:table-cell>
          <table:table-cell office:value-type="float" office:value="1.8630000000000001E-2" table:formula="of:=[.Q61]/1000" table:style-name="ce2">
            <text:p>0.01863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.8209999999999997" table:style-name="ce2">
            <text:p>7.821</text:p>
          </table:table-cell>
          <table:table-cell office:value-type="float" office:value="120" table:style-name="ce2">
            <text:p>120</text:p>
          </table:table-cell>
          <table:table-cell office:value-type="float" office:value="13" table:style-name="ce2">
            <text:p>13</text:p>
          </table:table-cell>
          <table:table-cell office:value-type="float" office:value="13.539" table:style-name="ce2">
            <text:p>13.539</text:p>
          </table:table-cell>
          <table:table-cell office:value-type="float" office:value="195" table:style-name="ce2">
            <text:p>195</text:p>
          </table:table-cell>
          <table:table-cell office:value-type="float" office:value="13" table:style-name="ce2">
            <text:p>13</text:p>
          </table:table-cell>
          <table:table-cell office:value-type="float" office:value="6.2460000000000004" table:style-name="ce2">
            <text:p>6.246</text:p>
          </table:table-cell>
          <table:table-cell office:value-type="float" office:value="107" table:style-name="ce2">
            <text:p>107</text:p>
          </table:table-cell>
          <table:table-cell office:value-type="float" office:value="13" table:style-name="ce2">
            <text:p>13</text:p>
          </table:table-cell>
          <table:table-cell office:value-type="float" office:value="9.3859999999999992" table:style-name="ce2">
            <text:p>9.386</text:p>
          </table:table-cell>
          <table:table-cell office:value-type="float" office:value="162" table:style-name="ce2">
            <text:p>162</text:p>
          </table:table-cell>
          <table:table-cell office:value-type="float" office:value="13" table:style-name="ce2">
            <text:p>13</text:p>
          </table:table-cell>
          <table:table-cell office:value-type="float" office:value="4.0039999999999996" table:style-name="ce2">
            <text:p>4.004</text:p>
          </table:table-cell>
          <table:table-cell office:value-type="float" office:value="79" table:style-name="ce2">
            <text:p>79</text:p>
          </table:table-cell>
          <table:table-cell office:value-type="float" office:value="13" table:style-name="ce2">
            <text:p>13</text:p>
          </table:table-cell>
          <table:table-cell office:value-type="float" office:value="8.1992000000000012" table:formula="of:=SUM([.E62];[.B62];[.H62];[.K62];[.N62])/COUNT([.N62];[.K62];[.H62];[.E62];[.B62])" table:style-name="ce2">
            <text:p>8.1992</text:p>
          </table:table-cell>
          <table:table-cell office:value-type="float" office:value="8.199200000000002E-3" table:formula="of:=[.Q62]/1000" table:style-name="ce2">
            <text:p>0.008199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.1980000000000004" table:style-name="ce2">
            <text:p>6.198</text:p>
          </table:table-cell>
          <table:table-cell office:value-type="float" office:value="123" table:style-name="ce2">
            <text:p>123</text:p>
          </table:table-cell>
          <table:table-cell office:value-type="float" office:value="14" table:style-name="ce2">
            <text:p>14</text:p>
          </table:table-cell>
          <table:table-cell office:value-type="float" office:value="9.1059999999999999" table:style-name="ce2">
            <text:p>9.106</text:p>
          </table:table-cell>
          <table:table-cell office:value-type="float" office:value="199" table:style-name="ce2">
            <text:p>199</text:p>
          </table:table-cell>
          <table:table-cell office:value-type="float" office:value="14" table:style-name="ce2">
            <text:p>14</text:p>
          </table:table-cell>
          <table:table-cell office:value-type="float" office:value="10.647" table:style-name="ce2">
            <text:p>10.647</text:p>
          </table:table-cell>
          <table:table-cell office:value-type="float" office:value="232" table:style-name="ce2">
            <text:p>232</text:p>
          </table:table-cell>
          <table:table-cell office:value-type="float" office:value="14" table:style-name="ce2">
            <text:p>14</text:p>
          </table:table-cell>
          <table:table-cell office:value-type="float" office:value="5.9329999999999998" table:style-name="ce2">
            <text:p>5.933</text:p>
          </table:table-cell>
          <table:table-cell office:value-type="float" office:value="131" table:style-name="ce2">
            <text:p>131</text:p>
          </table:table-cell>
          <table:table-cell office:value-type="float" office:value="14" table:style-name="ce2">
            <text:p>14</text:p>
          </table:table-cell>
          <table:table-cell office:value-type="float" office:value="17.649999999999999" table:style-name="ce2">
            <text:p>17.65</text:p>
          </table:table-cell>
          <table:table-cell office:value-type="float" office:value="438" table:style-name="ce2">
            <text:p>438</text:p>
          </table:table-cell>
          <table:table-cell office:value-type="float" office:value="14" table:style-name="ce2">
            <text:p>14</text:p>
          </table:table-cell>
          <table:table-cell office:value-type="float" office:value="9.9068000000000005" table:formula="of:=SUM([.E63];[.B63];[.H63];[.K63];[.N63])/COUNT([.N63];[.K63];[.H63];[.E63];[.B63])" table:style-name="ce2">
            <text:p>9.9068</text:p>
          </table:table-cell>
          <table:table-cell office:value-type="float" office:value="9.9068000000000003E-3" table:formula="of:=[.Q63]/1000" table:style-name="ce2">
            <text:p>0.0099068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5.401999999999999" table:style-name="ce2">
            <text:p>15.402</text:p>
          </table:table-cell>
          <table:table-cell office:value-type="float" office:value="89" table:style-name="ce2">
            <text:p>89</text:p>
          </table:table-cell>
          <table:table-cell office:value-type="float" office:value="15" table:style-name="ce2">
            <text:p>15</text:p>
          </table:table-cell>
          <table:table-cell office:value-type="float" office:value="58.930999999999997" table:style-name="ce2">
            <text:p>58.931</text:p>
          </table:table-cell>
          <table:table-cell office:value-type="float" office:value="250" table:style-name="ce2">
            <text:p>250</text:p>
          </table:table-cell>
          <table:table-cell office:value-type="float" office:value="15" table:style-name="ce2">
            <text:p>15</text:p>
          </table:table-cell>
          <table:table-cell office:value-type="float" office:value="5.1609999999999996" table:style-name="ce2">
            <text:p>5.161</text:p>
          </table:table-cell>
          <table:table-cell office:value-type="float" office:value="60" table:style-name="ce2">
            <text:p>60</text:p>
          </table:table-cell>
          <table:table-cell office:value-type="float" office:value="15" table:style-name="ce2">
            <text:p>15</text:p>
          </table:table-cell>
          <table:table-cell office:value-type="float" office:value="32.686" table:style-name="ce2">
            <text:p>32.686</text:p>
          </table:table-cell>
          <table:table-cell office:value-type="float" office:value="142" table:style-name="ce2">
            <text:p>142</text:p>
          </table:table-cell>
          <table:table-cell office:value-type="float" office:value="15" table:style-name="ce2">
            <text:p>15</text:p>
          </table:table-cell>
          <table:table-cell office:value-type="float" office:value="18.641999999999999" table:style-name="ce2">
            <text:p>18.642</text:p>
          </table:table-cell>
          <table:table-cell office:value-type="float" office:value="93" table:style-name="ce2">
            <text:p>93</text:p>
          </table:table-cell>
          <table:table-cell office:value-type="float" office:value="15" table:style-name="ce2">
            <text:p>15</text:p>
          </table:table-cell>
          <table:table-cell office:value-type="float" office:value="26.164400000000001" table:formula="of:=SUM([.E64];[.B64];[.H64];[.K64];[.N64])/COUNT([.N64];[.K64];[.H64];[.E64];[.B64])" table:style-name="ce2">
            <text:p>26.1644</text:p>
          </table:table-cell>
          <table:table-cell office:value-type="float" office:value="2.6164400000000001E-2" table:formula="of:=[.Q64]/1000" table:style-name="ce2">
            <text:p>0.0261644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65];[.B65];[.H65];[.K65];[.N65])/COUNT([.N65];[.K65];[.H65];[.E65];[.B65])" table:style-name="ce2">
            <text:p>#DIV/0!</text:p>
          </table:table-cell>
          <table:table-cell office:value-type="float" office:value="0" table:formula="of:=[.Q65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556.97299999999996" table:style-name="ce2">
            <text:p>556.973</text:p>
          </table:table-cell>
          <table:table-cell office:value-type="float" office:value="270" table:style-name="ce2">
            <text:p>27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1680.6859999999999" table:style-name="ce2">
            <text:p>1680.686</text:p>
          </table:table-cell>
          <table:table-cell office:value-type="float" office:value="664" table:style-name="ce2">
            <text:p>66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7" table:style-name="ce2">
            <text:p>17</text:p>
          </table:table-cell>
          <table:table-cell office:value-type="float" office:value="511.84100000000001" table:style-name="ce2">
            <text:p>511.841</text:p>
          </table:table-cell>
          <table:table-cell office:value-type="float" office:value="217" table:style-name="ce2">
            <text:p>217</text:p>
          </table:table-cell>
          <table:table-cell office:value-type="float" office:value="17" table:style-name="ce2">
            <text:p>17</text:p>
          </table:table-cell>
          <table:table-cell office:value-type="float" office:value="916.49999999999989" table:formula="of:=SUM([.E66];[.B66];[.H66];[.K66];[.N66])/COUNT([.N66];[.K66];[.H66];[.E66];[.B66])" table:style-name="ce2">
            <text:p>916.5</text:p>
          </table:table-cell>
          <table:table-cell office:value-type="float" office:value="0.91649999999999987" table:formula="of:=[.Q66]/1000" table:style-name="ce2">
            <text:p>0.9165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style-name="ce2">
            <text:p>1443.007</text:p>
          </table:table-cell>
          <table:table-cell office:value-type="float" office:value="305" table:style-name="ce2">
            <text:p>305</text:p>
          </table:table-cell>
          <table:table-cell office:value-type="float" office:value="18" table:style-name="ce2">
            <text:p>18</text:p>
          </table:table-cell>
          <table:table-cell office:value-type="float" office:value="1443.0070000000001" table:formula="of:=SUM([.E67];[.B67];[.H67];[.K67];[.N67])/COUNT([.N67];[.K67];[.H67];[.E67];[.B67])" table:style-name="ce2">
            <text:p>1443.007</text:p>
          </table:table-cell>
          <table:table-cell office:value-type="float" office:value="1.4430070000000002" table:formula="of:=[.Q67]/1000" table:style-name="ce2">
            <text:p>1.443007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68];[.B68];[.H68];[.K68];[.N68])/COUNT([.N68];[.K68];[.H68];[.E68];[.B68])" table:style-name="ce2">
            <text:p>#DIV/0!</text:p>
          </table:table-cell>
          <table:table-cell office:value-type="float" office:value="0" table:formula="of:=[.Q68]/1000" table:style-name="ce2">
            <text:p>#DIV/0!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string" table:style-name="ce2">
            <text:p>N/A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69];[.B69];[.H69];[.K69];[.N69])/COUNT([.N69];[.K69];[.H69];[.E69];[.B69])" table:style-name="ce2">
            <text:p>#DIV/0!</text:p>
          </table:table-cell>
          <table:table-cell office:value-type="float" office:value="0" table:formula="of:=[.Q69]/1000" table:style-name="ce2">
            <text:p>#DIV/0!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<text:s/>Deterministic Multi Walk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driverlog: 10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159" table:style-name="ce2">
            <text:p>0.1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4" table:style-name="ce2">
            <text:p>0.124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26" table:style-name="ce2">
            <text:p>0.12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4599999999999999" table:style-name="ce2">
            <text:p>0.14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100000000000001" table:style-name="ce2">
            <text:p>0.131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13720000000000002" table:formula="of:=SUM([.E73];[.B73];[.H73];[.K73];[.N73])/COUNT([.N73];[.K73];[.H73];[.E73];[.B73])" table:style-name="ce2">
            <text:p>0.1372</text:p>
          </table:table-cell>
          <table:table-cell table:number-columns-repeated="16367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800000000000005" table:style-name="ce2">
            <text:p>0.558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4100000000000004" table:style-name="ce2">
            <text:p>0.541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60499999999999998" table:style-name="ce2">
            <text:p>0.605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99999999999995" table:style-name="ce2">
            <text:p>0.573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0.57280000000000009" table:formula="of:=SUM([.E74];[.B74];[.H74];[.K74];[.N74])/COUNT([.N74];[.K74];[.H74];[.E74];[.B74])" table:style-name="ce2">
            <text:p>0.5728</text:p>
          </table:table-cell>
          <table:table-cell table:number-columns-repeated="16367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29299999999999998" table:style-name="ce2">
            <text:p>0.29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5700000000000001" table:style-name="ce2">
            <text:p>0.25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31" table:style-name="ce2">
            <text:p>0.31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699999999999999" table:style-name="ce2">
            <text:p>0.297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799999999999999" table:style-name="ce2">
            <text:p>0.29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29100000000000004" table:formula="of:=SUM([.E75];[.B75];[.H75];[.K75];[.N75])/COUNT([.N75];[.K75];[.H75];[.E75];[.B75])" table:style-name="ce2">
            <text:p>0.291</text:p>
          </table:table-cell>
          <table:table-cell table:number-columns-repeated="16367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89700000000000002" table:style-name="ce2">
            <text:p>0.89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9" table:style-name="ce2">
            <text:p>0.879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87" table:style-name="ce2">
            <text:p>0.87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1.016" table:style-name="ce2">
            <text:p>1.01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6" table:style-name="ce2">
            <text:p>0.96</text:p>
          </table:table-cell>
          <table:table-cell office:value-type="float" office:value="24" table:style-name="ce2">
            <text:p>24</text:p>
          </table:table-cell>
          <table:table-cell office:value-type="float" office:value="4" table:style-name="ce2">
            <text:p>4</text:p>
          </table:table-cell>
          <table:table-cell office:value-type="float" office:value="0.9244" table:formula="of:=SUM([.E76];[.B76];[.H76];[.K76];[.N76])/COUNT([.N76];[.K76];[.H76];[.E76];[.B76])" table:style-name="ce2">
            <text:p>0.9244</text:p>
          </table:table-cell>
          <table:table-cell table:number-columns-repeated="16367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58699999999999997" table:style-name="ce2">
            <text:p>0.587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299999999999994" table:style-name="ce2">
            <text:p>0.56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299999999999996" table:style-name="ce2">
            <text:p>0.583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61899999999999999" table:style-name="ce2">
            <text:p>0.619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6499999999999995" table:style-name="ce2">
            <text:p>0.565</text:p>
          </table:table-cell>
          <table:table-cell office:value-type="float" office:value="19" table:style-name="ce2">
            <text:p>19</text:p>
          </table:table-cell>
          <table:table-cell office:value-type="float" office:value="5" table:style-name="ce2">
            <text:p>5</text:p>
          </table:table-cell>
          <table:table-cell office:value-type="float" office:value="0.58339999999999992" table:formula="of:=SUM([.E77];[.B77];[.H77];[.K77];[.N77])/COUNT([.N77];[.K77];[.H77];[.E77];[.B77])" table:style-name="ce2">
            <text:p>0.5834</text:p>
          </table:table-cell>
          <table:table-cell table:number-columns-repeated="16367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0.59099999999999997" table:style-name="ce2">
            <text:p>0.591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3300000000000003" table:style-name="ce2">
            <text:p>0.533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200000000000001" table:style-name="ce2">
            <text:p>0.512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8599999999999997" table:style-name="ce2">
            <text:p>0.586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1800000000000002" table:style-name="ce2">
            <text:p>0.518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office:value-type="float" office:value="0.54800000000000004" table:formula="of:=SUM([.E78];[.B78];[.H78];[.K78];[.N78])/COUNT([.N78];[.K78];[.H78];[.E78];[.B78])" table:style-name="ce2">
            <text:p>0.548</text:p>
          </table:table-cell>
          <table:table-cell table:number-columns-repeated="16367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76100000000000001" table:style-name="ce2">
            <text:p>0.761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4299999999999999" table:style-name="ce2">
            <text:p>0.74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3499999999999999" table:style-name="ce2">
            <text:p>0.7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86799999999999999" table:style-name="ce2">
            <text:p>0.86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69399999999999995" table:style-name="ce2">
            <text:p>0.694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76019999999999999" table:formula="of:=SUM([.E79];[.B79];[.H79];[.K79];[.N79])/COUNT([.N79];[.K79];[.H79];[.E79];[.B79])" table:style-name="ce2">
            <text:p>0.7602</text:p>
          </table:table-cell>
          <table:table-cell table:number-columns-repeated="16367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1.3129999999999999" table:style-name="ce2">
            <text:p>1.31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190000000000001" table:style-name="ce2">
            <text:p>1.719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95" table:style-name="ce2">
            <text:p>1.895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2.0329999999999999" table:style-name="ce2">
            <text:p>2.033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8640000000000001" table:style-name="ce2">
            <text:p>1.864</text:p>
          </table:table-cell>
          <table:table-cell office:value-type="float" office:value="22" table:style-name="ce2">
            <text:p>22</text:p>
          </table:table-cell>
          <table:table-cell office:value-type="float" office:value="8" table:style-name="ce2">
            <text:p>8</text:p>
          </table:table-cell>
          <table:table-cell office:value-type="float" office:value="1.7647999999999999" table:formula="of:=SUM([.E80];[.B80];[.H80];[.K80];[.N80])/COUNT([.N80];[.K80];[.H80];[.E80];[.B80])" table:style-name="ce2">
            <text:p>1.7648</text:p>
          </table:table-cell>
          <table:table-cell table:number-columns-repeated="16367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.2530000000000001" table:style-name="ce2">
            <text:p>2.253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9" table:style-name="ce2">
            <text:p>2.09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4.0960000000000001" table:style-name="ce2">
            <text:p>4.096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08" table:style-name="ce2">
            <text:p>2.508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0369999999999999" table:style-name="ce2">
            <text:p>2.037</text:p>
          </table:table-cell>
          <table:table-cell office:value-type="float" office:value="30" table:style-name="ce2">
            <text:p>30</text:p>
          </table:table-cell>
          <table:table-cell office:value-type="float" office:value="9" table:style-name="ce2">
            <text:p>9</text:p>
          </table:table-cell>
          <table:table-cell office:value-type="float" office:value="2.5967999999999996" table:formula="of:=SUM([.E81];[.B81];[.H81];[.K81];[.N81])/COUNT([.N81];[.K81];[.H81];[.E81];[.B81])" table:style-name="ce2">
            <text:p>2.596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199999999999995" table:style-name="ce2">
            <text:p>0.692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5600000000000001" table:style-name="ce2">
            <text:p>0.75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6800000000000002" table:style-name="ce2">
            <text:p>0.76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69799999999999995" table:style-name="ce2">
            <text:p>0.698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73399999999999987" table:formula="of:=SUM([.E82];[.B82];[.H82];[.K82];[.N82])/COUNT([.N82];[.K82];[.H82];[.E82];[.B82])" table:style-name="ce2">
            <text:p>0.734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3.294" table:style-name="ce2">
            <text:p>3.294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3.2130000000000001" table:style-name="ce2">
            <text:p>3.213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7.351" table:style-name="ce2">
            <text:p>7.35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3810000000000002" table:style-name="ce2">
            <text:p>6.381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6.4059999999999997" table:style-name="ce2">
            <text:p>6.40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5.3289999999999997" table:formula="of:=SUM([.E83];[.B83];[.H83];[.K83];[.N83])/COUNT([.N83];[.K83];[.H83];[.E83];[.B83])" table:style-name="ce2">
            <text:p>5.329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E84];[.B84];[.H84];[.K84];[.N84])/COUNT([.N84];[.K84];[.H84];[.E84];[.B84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5.131" table:style-name="ce2">
            <text:p>25.131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427" table:style-name="ce2">
            <text:p>24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5.248000000000001" table:style-name="ce2">
            <text:p>25.24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3.427" table:style-name="ce2">
            <text:p>23.4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718" table:style-name="ce2">
            <text:p>24.718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24.590200000000003" table:formula="of:=SUM([.E85];[.B85];[.H85];[.K85];[.N85])/COUNT([.N85];[.K85];[.H85];[.E85];[.B85])" table:style-name="ce2">
            <text:p>24.5902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63.356999999999999" table:style-name="ce2">
            <text:p>63.35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058" table:style-name="ce2">
            <text:p>63.05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6.346999999999994" table:style-name="ce2">
            <text:p>66.347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3.328000000000003" table:style-name="ce2">
            <text:p>63.328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8.064999999999998" table:style-name="ce2">
            <text:p>68.065</text:p>
          </table:table-cell>
          <table:table-cell office:value-type="float" office:value="49" table:style-name="ce2">
            <text:p>49</text:p>
          </table:table-cell>
          <table:table-cell office:value-type="float" office:value="14" table:style-name="ce2">
            <text:p>14</text:p>
          </table:table-cell>
          <table:table-cell office:value-type="float" office:value="64.831000000000003" table:formula="of:=SUM([.E86];[.B86];[.H86];[.K86];[.N86])/COUNT([.N86];[.K86];[.H86];[.E86];[.B86])" table:style-name="ce2">
            <text:p>64.831</text:p>
          </table:table-cell>
          <table:table-cell table:number-columns-repeated="1636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425.3050000000001" table:style-name="ce2">
            <text:p>1425.30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51.991" table:style-name="ce2">
            <text:p>1451.991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62.6289999999999" table:style-name="ce2">
            <text:p>1462.629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99.625" table:style-name="ce2">
            <text:p>1499.625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554.423" table:style-name="ce2">
            <text:p>1554.423</text:p>
          </table:table-cell>
          <table:table-cell office:value-type="float" office:value="82" table:style-name="ce2">
            <text:p>82</text:p>
          </table:table-cell>
          <table:table-cell office:value-type="float" office:value="15" table:style-name="ce2">
            <text:p>15</text:p>
          </table:table-cell>
          <table:table-cell office:value-type="float" office:value="1478.7945999999999" table:formula="of:=SUM([.E87];[.B87];[.H87];[.K87];[.N87])/COUNT([.N87];[.K87];[.H87];[.E87];[.B87])" table:style-name="ce2">
            <text:p>1478.7946</text:p>
          </table:table-cell>
          <table:table-cell table:number-columns-repeated="1636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88];[.B88];[.H88];[.K88];[.N88])/COUNT([.N88];[.K88];[.H88];[.E88];[.B88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float" office:value="0" table:formula="of:=SUM([.E89];[.B89];[.H89];[.K89];[.N89])/COUNT([.N89];[.K89];[.H89];[.E89];[.B89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E90];[.B90];[.H90];[.K90];[.N90])/COUNT([.N90];[.K90];[.H90];[.E90];[.B90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91];[.B91];[.H91];[.K91];[.N91])/COUNT([.N91];[.K91];[.H91];[.E91];[.B91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92];[.B92];[.H92];[.K92];[.N92])/COUNT([.N92];[.K92];[.H92];[.E92];[.B92])" table:style-name="ce2">
            <text:p>#DIV/0!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 table:style-name="ce2"/>
          <table:table-cell office:value-type="string" table:style-name="ce2">
            <text:p>MultiWalk + HelpfulFilter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2">
            <text:p>driverlog: 10<text:s/></text:p>
          </table:table-cell>
          <table:table-cell table:number-columns-repeated="2" table:style-name="ce2"/>
          <table:table-cell office:value-type="string" table:style-name="ce2">
            <text:p>driverlog: 15<text:s/></text:p>
          </table:table-cell>
          <table:table-cell table:number-columns-repeated="2" table:style-name="ce2"/>
          <table:table-cell office:value-type="string" table:style-name="ce2">
            <text:p>driverlog: 20<text:s/></text:p>
          </table:table-cell>
          <table:table-cell table:number-columns-repeated="2" table:style-name="ce2"/>
          <table:table-cell office:value-type="string" table:style-name="ce2">
            <text:p>driverlog: 25<text:s/></text:p>
          </table:table-cell>
          <table:table-cell table:number-columns-repeated="2" table:style-name="ce2"/>
          <table:table-cell office:value-type="string" table:style-name="ce2">
            <text:p>driverlog: 30<text:s/></text:p>
          </table:table-cell>
          <table:table-cell table:number-columns-repeated="2" table:style-name="ce2"/>
          <table:table-cell office:value-type="string" table:style-name="ce2">
            <text:p>Average</text:p>
          </table:table-cell>
          <table:table-cell table:number-columns-repeated="16368" table:style-name="ce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4.9000000000000002E-2" table:style-name="ce2">
            <text:p>0.04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5" table:style-name="ce2">
            <text:p>0.05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6000000000000001E-2" table:style-name="ce2">
            <text:p>0.05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999999999999997E-2" table:style-name="ce2">
            <text:p>0.05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0.08" table:style-name="ce2">
            <text:p>0.08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5.8799999999999998E-2" table:formula="of:=SUM([.E96];[.B96];[.H96];[.K96];[.N96])/COUNT([.N96];[.K96];[.H96];[.E96];[.B96])" table:style-name="ce2">
            <text:p>0.0588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" table:style-name="ce2">
            <text:p>2</text:p>
          </table:table-cell>
          <table:table-cell office:value-type="float" office:value="0" table:formula="of:=SUM([.E97];[.B97];[.H97];[.K97];[.N97])/COUNT([.N97];[.K97];[.H97];[.E97];[.B97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600000000000001" table:style-name="ce2">
            <text:p>0.116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1799999999999999" table:style-name="ce2">
            <text:p>0.118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3300000000000001" table:style-name="ce2">
            <text:p>0.13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55" table:style-name="ce2">
            <text:p>0.155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0.128" table:formula="of:=SUM([.E98];[.B98];[.H98];[.K98];[.N98])/COUNT([.N98];[.K98];[.H98];[.E98];[.B98])" table:style-name="ce2">
            <text:p>0.128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4" table:style-name="ce2">
            <text:p>4</text:p>
          </table:table-cell>
          <table:table-cell office:value-type="float" office:value="0" table:formula="of:=SUM([.E99];[.B99];[.H99];[.K99];[.N99])/COUNT([.N99];[.K99];[.H99];[.E99];[.B99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0.29599999999999999" table:style-name="ce2">
            <text:p>0.296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28799999999999998" table:style-name="ce2">
            <text:p>0.28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2300000000000001" table:style-name="ce2">
            <text:p>0.323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4899999999999998" table:style-name="ce2">
            <text:p>0.349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3800000000000002" table:style-name="ce2">
            <text:p>0.338</text:p>
          </table:table-cell>
          <table:table-cell office:value-type="float" office:value="23" table:style-name="ce2">
            <text:p>23</text:p>
          </table:table-cell>
          <table:table-cell office:value-type="float" office:value="5" table:style-name="ce2">
            <text:p>5</text:p>
          </table:table-cell>
          <table:table-cell office:value-type="float" office:value="0.31880000000000003" table:formula="of:=SUM([.E100];[.B100];[.H100];[.K100];[.N100])/COUNT([.N100];[.K100];[.H100];[.E100];[.B100])" table:style-name="ce2">
            <text:p>0.3188</text:p>
          </table:table-cell>
          <table:table-cell table:number-columns-repeated="1636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6" table:style-name="ce2">
            <text:p>6</text:p>
          </table:table-cell>
          <table:table-cell office:value-type="float" office:value="0" table:formula="of:=SUM([.E101];[.B101];[.H101];[.K101];[.N101])/COUNT([.N101];[.K101];[.H101];[.E101];[.B101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0.33600000000000002" table:style-name="ce2">
            <text:p>0.336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0200000000000002" table:style-name="ce2">
            <text:p>0.402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435" table:style-name="ce2">
            <text:p>0.43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6299999999999999" table:style-name="ce2">
            <text:p>0.363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2500000000000001" table:style-name="ce2">
            <text:p>0.325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0.37219999999999998" table:formula="of:=SUM([.E102];[.B102];[.H102];[.K102];[.N102])/COUNT([.N102];[.K102];[.H102];[.E102];[.B102])" table:style-name="ce2">
            <text:p>0.3722</text:p>
          </table:table-cell>
          <table:table-cell table:number-columns-repeated="1636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8" table:style-name="ce2">
            <text:p>8</text:p>
          </table:table-cell>
          <table:table-cell office:value-type="float" office:value="0" table:formula="of:=SUM([.E103];[.B103];[.H103];[.K103];[.N103])/COUNT([.N103];[.K103];[.H103];[.E103];[.B103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0.75700000000000001" table:style-name="ce2">
            <text:p>0.75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299999999999999" table:style-name="ce2">
            <text:p>0.863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1.1259999999999999" table:style-name="ce2">
            <text:p>1.12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747" table:style-name="ce2">
            <text:p>0.747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1599999999999995" table:style-name="ce2">
            <text:p>0.816</text:p>
          </table:table-cell>
          <table:table-cell office:value-type="float" office:value="27" table:style-name="ce2">
            <text:p>27</text:p>
          </table:table-cell>
          <table:table-cell office:value-type="float" office:value="9" table:style-name="ce2">
            <text:p>9</text:p>
          </table:table-cell>
          <table:table-cell office:value-type="float" office:value="0.86180000000000001" table:formula="of:=SUM([.E104];[.B104];[.H104];[.K104];[.N104])/COUNT([.N104];[.K104];[.H104];[.E104];[.B104])" table:style-name="ce2">
            <text:p>0.8618</text:p>
          </table:table-cell>
          <table:table-cell table:number-columns-repeated="1636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0.39900000000000002" table:style-name="ce2">
            <text:p>0.399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100000000000001" table:style-name="ce2">
            <text:p>0.38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76" table:style-name="ce2">
            <text:p>0.37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600000000000001" table:style-name="ce2">
            <text:p>0.386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6099999999999999" table:style-name="ce2">
            <text:p>0.361</text:p>
          </table:table-cell>
          <table:table-cell office:value-type="float" office:value="19" table:style-name="ce2">
            <text:p>19</text:p>
          </table:table-cell>
          <table:table-cell office:value-type="float" office:value="10" table:style-name="ce2">
            <text:p>10</text:p>
          </table:table-cell>
          <table:table-cell office:value-type="float" office:value="0.38060000000000005" table:formula="of:=SUM([.E105];[.B105];[.H105];[.K105];[.N105])/COUNT([.N105];[.K105];[.H105];[.E105];[.B105])" table:style-name="ce2">
            <text:p>0.3806</text:p>
          </table:table-cell>
          <table:table-cell table:number-columns-repeated="1636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0.81100000000000005" table:style-name="ce2">
            <text:p>0.811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458" table:style-name="ce2">
            <text:p>1.458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3220000000000001" table:style-name="ce2">
            <text:p>1.322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2969999999999999" table:style-name="ce2">
            <text:p>1.29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0.77" table:style-name="ce2">
            <text:p>0.77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.1315999999999999" table:formula="of:=SUM([.E106];[.B106];[.H106];[.K106];[.N106])/COUNT([.N106];[.K106];[.H106];[.E106];[.B106])" table:style-name="ce2">
            <text:p>1.1316</text:p>
          </table:table-cell>
          <table:table-cell table:number-columns-repeated="16367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2" table:style-name="ce2">
            <text:p>12</text:p>
          </table:table-cell>
          <table:table-cell office:value-type="float" office:value="0" table:formula="of:=SUM([.E107];[.B107];[.H107];[.K107];[.N107])/COUNT([.N107];[.K107];[.H107];[.E107];[.B107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.7120000000000002" table:style-name="ce2">
            <text:p>2.712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549999999999999" table:style-name="ce2">
            <text:p>2.75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71" table:style-name="ce2">
            <text:p>2.87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8660000000000001" table:style-name="ce2">
            <text:p>2.866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6589999999999998" table:style-name="ce2">
            <text:p>2.65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2.7725999999999997" table:formula="of:=SUM([.E108];[.B108];[.H108];[.K108];[.N108])/COUNT([.N108];[.K108];[.H108];[.E108];[.B108])" table:style-name="ce2">
            <text:p>2.7726</text:p>
          </table:table-cell>
          <table:table-cell table:number-columns-repeated="16367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5.1070000000000002" table:style-name="ce2">
            <text:p>5.107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6779999999999999" table:style-name="ce2">
            <text:p>5.678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5090000000000003" table:style-name="ce2">
            <text:p>5.50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173" table:style-name="ce2">
            <text:p>5.173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4.7489999999999997" table:style-name="ce2">
            <text:p>4.749</text:p>
          </table:table-cell>
          <table:table-cell office:value-type="float" office:value="38" table:style-name="ce2">
            <text:p>38</text:p>
          </table:table-cell>
          <table:table-cell office:value-type="float" office:value="14" table:style-name="ce2">
            <text:p>14</text:p>
          </table:table-cell>
          <table:table-cell office:value-type="float" office:value="5.2431999999999999" table:formula="of:=SUM([.E109];[.B109];[.H109];[.K109];[.N109])/COUNT([.N109];[.K109];[.H109];[.E109];[.B109])" table:style-name="ce2">
            <text:p>5.2432</text:p>
          </table:table-cell>
          <table:table-cell table:number-columns-repeated="16367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71.545000000000002" table:style-name="ce2">
            <text:p>71.545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665999999999997" table:style-name="ce2">
            <text:p>71.66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5.497" table:style-name="ce2">
            <text:p>75.49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8.337000000000003" table:style-name="ce2">
            <text:p>68.337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69.105999999999995" table:style-name="ce2">
            <text:p>69.106</text:p>
          </table:table-cell>
          <table:table-cell office:value-type="float" office:value="52" table:style-name="ce2">
            <text:p>52</text:p>
          </table:table-cell>
          <table:table-cell office:value-type="float" office:value="15" table:style-name="ce2">
            <text:p>15</text:p>
          </table:table-cell>
          <table:table-cell office:value-type="float" office:value="71.230199999999996" table:formula="of:=SUM([.E110];[.B110];[.H110];[.K110];[.N110])/COUNT([.N110];[.K110];[.H110];[.E110];[.B110])" table:style-name="ce2">
            <text:p>71.2302</text:p>
          </table:table-cell>
          <table:table-cell table:number-columns-repeated="16367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6" table:style-name="ce2">
            <text:p>16</text:p>
          </table:table-cell>
          <table:table-cell office:value-type="float" office:value="0" table:formula="of:=SUM([.E111];[.B111];[.H111];[.K111];[.N111])/COUNT([.N111];[.K111];[.H111];[.E111];[.B111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7" table:style-name="ce2">
            <text:p>17</text:p>
          </table:table-cell>
          <table:table-cell office:value-type="float" office:value="0" table:formula="of:=SUM([.E112];[.B112];[.H112];[.K112];[.N112])/COUNT([.N112];[.K112];[.H112];[.E112];[.B112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8" table:style-name="ce2">
            <text:p>18</text:p>
          </table:table-cell>
          <table:table-cell office:value-type="float" office:value="0" table:formula="of:=SUM([.E113];[.B113];[.H113];[.K113];[.N113])/COUNT([.N113];[.K113];[.H113];[.E113];[.B113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19" table:style-name="ce2">
            <text:p>19</text:p>
          </table:table-cell>
          <table:table-cell office:value-type="float" office:value="0" table:formula="of:=SUM([.E114];[.B114];[.H114];[.K114];[.N114])/COUNT([.N114];[.K114];[.H114];[.E114];[.B114])" table:style-name="ce2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N/A</text:p>
          </table:table-cell>
          <table:table-cell office:value-type="float" office:value="-1" table:style-name="ce2">
            <text:p>-1</text:p>
          </table:table-cell>
          <table:table-cell office:value-type="float" office:value="20" table:style-name="ce2">
            <text:p>20</text:p>
          </table:table-cell>
          <table:table-cell office:value-type="float" office:value="0" table:formula="of:=SUM([.E115];[.B115];[.H115];[.K115];[.N115])/COUNT([.N115];[.K115];[.H115];[.E115];[.B115])" table:style-name="ce2">
            <text:p>#DIV/0!</text:p>
          </table:table-cell>
          <table:table-cell table:number-columns-repeated="16367"/>
        </table:table-row>
        <table:table-row table:number-rows-repeated="10484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Mandu Shi</dc:creator>
    <meta:creation-date>2020-03-17T13:47:37Z</meta:creation-date>
    <dc:date>2020-04-08T16:11:19Z</dc:date>
  </office:meta>
</office:document-meta>
</file>